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roman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2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2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2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9" style:parent-style-name="Standard" style:family="paragraph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0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1" style:parent-style-name="Standard" style:family="paragraph">
      <style:text-properties style:font-name="Arial" fo:font-size="14pt" style:font-size-asian="14pt" style:font-size-complex="14pt"/>
    </style:style>
    <style:style style:name="T52" style:parent-style-name="DefaultParagraphFont" style:family="text">
      <style:text-properties style:font-name="Arial"/>
    </style:style>
    <style:style style:name="T53" style:parent-style-name="DefaultParagraphFont" style:family="text">
      <style:text-properties style:font-name="Arial" fo:font-size="11pt" style:font-size-asian="11pt" style:font-size-complex="11pt"/>
    </style:style>
    <style:style style:name="T54" style:parent-style-name="DefaultParagraphFont" style:family="text">
      <style:text-properties style:font-name="Arial" fo:font-size="11pt" style:font-size-asian="11pt" style:font-size-complex="11pt"/>
    </style:style>
    <style:style style:name="P55" style:parent-style-name="Standard" style:family="paragraph">
      <style:text-properties style:font-name="Arial" fo:font-size="14pt" style:font-size-asian="14pt" style:font-size-complex="14pt"/>
    </style:style>
    <style:style style:name="P56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7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8" style:parent-style-name="DefaultParagraphFont" style:family="text">
      <style:text-properties style:font-name="Arial" fo:font-size="11pt" style:font-size-asian="11pt" style:font-size-complex="11pt"/>
    </style:style>
    <style:style style:name="T59" style:parent-style-name="DefaultParagraphFont" style:family="text">
      <style:text-properties style:font-name="Arial" fo:font-size="11pt" style:font-size-asian="11pt" style:font-size-complex="11pt"/>
    </style:style>
    <style:style style:name="P60" style:parent-style-name="Standard" style:family="paragraph">
      <style:text-properties style:font-name="Arial"/>
    </style:style>
    <style:style style:name="P61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62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3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64" style:parent-style-name="DefaultParagraphFont" style:family="text">
      <style:text-properties style:font-name="Arial" fo:font-size="14pt" style:font-size-asian="14pt" style:font-size-complex="14pt"/>
    </style:style>
    <style:style style:name="T65" style:parent-style-name="DefaultParagraphFont" style:family="text">
      <style:text-properties style:font-name="Arial" fo:font-size="11pt" style:font-size-asian="11pt" style:font-size-complex="11pt"/>
    </style:style>
    <style:style style:name="T66" style:parent-style-name="DefaultParagraphFont" style:family="text">
      <style:text-properties style:font-name="Arial" fo:font-size="11pt" style:font-size-asian="11pt" style:font-size-complex="11pt"/>
    </style:style>
    <style:style style:name="P67" style:parent-style-name="Standard" style:family="paragraph">
      <style:text-properties style:font-name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68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9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0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1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2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3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4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5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6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7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8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9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0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1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2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3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4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6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7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8" style:parent-style-name="Standard" style:family="paragraph">
      <style:text-properties style:font-name="Arial" fo:font-size="14pt" style:font-size-asian="14pt" style:font-size-complex="14pt"/>
    </style:style>
    <style:style style:name="T89" style:parent-style-name="DefaultParagraphFont" style:family="text">
      <style:text-properties style:font-name="Arial" style:font-name-complex="Arial" fo:font-weight="bold" style:font-weight-asian="bold" fo:color="#008000" fo:font-size="9pt" style:font-size-asian="9pt" style:font-size-complex="9pt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P90" style:parent-style-name="Standard" style:family="paragraph">
      <style:paragraph-properties fo:text-align="center"/>
      <style:text-properties style:font-name="Arial" style:font-name-complex="Arial" fo:font-size="10pt" style:font-size-asian="10pt"/>
    </style:style>
    <style:style style:name="P91" style:parent-style-name="Standard" style:family="paragraph">
      <style:text-properties style:font-name="Arial" style:font-name-complex="Arial" fo:font-size="10pt" style:font-size-asian="10pt"/>
    </style:style>
    <style:style style:name="T92" style:parent-style-name="DefaultParagraphFont" style:family="text">
      <style:text-properties style:font-name="Arial" style:font-name-complex="Arial" fo:font-weight="bold" style:font-weight-asian="bold" fo:color="#008000" fo:font-size="9pt" style:font-size-asian="9pt" style:font-size-complex="9pt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P93" style:parent-style-name="Standard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94" style:parent-style-name="Standard" style:family="paragraph">
      <style:text-properties style:font-name="Arial" style:font-name-complex="Arial" fo:font-weight="bold" style:font-weight-asian="bold" fo:color="#008000" fo:font-size="9pt" style:font-size-asian="9pt" style:font-size-complex="9pt" style:text-underline-type="single" style:text-underline-style="solid" style:text-underline-width="auto" style:text-underline-mode="continuous" style:language-asian="fr" style:country-asian="FR"/>
    </style:style>
    <style:style style:name="P95" style:parent-style-name="Standard" style:family="paragraph">
      <style:text-properties style:font-name="Arial" style:font-name-complex="Arial" fo:font-weight="bold" style:font-weight-asian="bold" fo:color="#008000" style:text-underline-type="single" style:text-underline-style="solid" style:text-underline-width="auto" style:text-underline-mode="continuous" style:language-asian="fr" style:country-asian="FR"/>
    </style:style>
    <style:style style:name="T96" style:parent-style-name="DefaultParagraphFont" style:family="text">
      <style:text-properties style:font-name="Arial" style:font-name-complex="Arial" fo:color="#008000" style:language-asian="fr" style:country-asian="FR" style:language-complex="ar" style:country-complex="SA"/>
    </style:style>
    <style:style style:name="P97" style:parent-style-name="Normal" style:family="paragraph">
      <style:paragraph-properties fo:text-align="center"/>
    </style:style>
    <style:style style:name="T98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complex="ar" style:country-complex="SA"/>
    </style:style>
    <style:style style:name="T99" style:parent-style-name="DefaultParagraphFont" style:family="text">
      <style:text-properties style:font-name="Arial" style:font-name-complex="Arial" fo:color="#008000" style:language-asian="fr" style:country-asian="FR" style:language-complex="ar" style:country-complex="SA"/>
    </style:style>
    <style:style style:name="P100" style:parent-style-name="Normal" style:family="paragraph">
      <style:paragraph-properties fo:text-align="center"/>
    </style:style>
    <style:style style:name="T101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complex="ar" style:country-complex="SA"/>
    </style:style>
    <style:style style:name="T102" style:parent-style-name="DefaultParagraphFont" style:family="text">
      <style:text-properties style:font-name="Arial" style:font-name-complex="Arial" fo:color="#008000" style:language-asian="fr" style:country-asian="FR"/>
    </style:style>
    <style:style style:name="P103" style:parent-style-name="Standard" style:family="paragraph">
      <style:text-properties style:font-name="Arial" style:font-name-complex="Arial" fo:color="#008000" style:language-asian="fr" style:country-asian="FR"/>
    </style:style>
    <style:style style:name="T104" style:parent-style-name="DefaultParagraphFont" style:family="text">
      <style:text-properties style:font-name="Arial" style:font-name-complex="Arial" fo:color="#008000" style:language-asian="fr" style:country-asian="FR" style:language-complex="ar" style:country-complex="SA"/>
    </style:style>
    <style:style style:name="T10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complex="ar" style:country-complex="SA"/>
    </style:style>
    <style:style style:name="T106" style:parent-style-name="DefaultParagraphFont" style:family="text">
      <style:text-properties style:font-name="Arial" style:font-name-complex="Arial" fo:color="#008000" style:language-asian="fr" style:country-asian="FR" style:language-complex="ar" style:country-complex="SA"/>
    </style:style>
    <style:style style:name="T107" style:parent-style-name="DefaultParagraphFont" style:family="text">
      <style:text-properties style:font-name="Arial" style:font-name-complex="Arial" fo:color="#008000" style:language-asian="fr" style:country-asian="FR" style:language-complex="ar" style:country-complex="SA"/>
    </style:style>
    <style:style style:name="P108" style:parent-style-name="Standard" style:family="paragraph">
      <style:text-properties style:font-name="Arial" style:font-name-complex="Arial" fo:color="#008000" style:language-asian="fr" style:country-asian="FR"/>
    </style:style>
    <style:style style:name="P109" style:parent-style-name="Standard" style:family="paragraph">
      <style:text-properties style:font-name="Arial" style:font-name-complex="Arial" fo:color="#008000"/>
    </style:style>
    <style:style style:name="P110" style:parent-style-name="Standard" style:family="paragraph">
      <style:text-properties style:font-name="Arial" style:font-name-complex="Arial" fo:color="#008000"/>
    </style:style>
    <style:style style:name="P111" style:parent-style-name="Standard" style:family="paragraph">
      <style:text-properties style:font-name="Arial" style:font-name-complex="Arial" fo:color="#008000"/>
    </style:style>
    <style:style style:name="P112" style:parent-style-name="Standard" style:family="paragraph">
      <style:text-properties style:font-name="Arial" style:font-name-complex="Arial" fo:color="#008000"/>
    </style:style>
    <style:style style:name="P113" style:parent-style-name="Standard" style:family="paragraph">
      <style:text-properties style:font-name="Arial" style:font-name-complex="Arial" fo:color="#008000"/>
    </style:style>
    <style:style style:name="P114" style:parent-style-name="Standard" style:family="paragraph">
      <style:text-properties style:font-name="Arial" style:font-name-complex="Arial" fo:color="#008000"/>
    </style:style>
    <style:style style:name="P115" style:parent-style-name="Standard" style:family="paragraph">
      <style:text-properties style:font-name="Arial" style:font-name-complex="Arial" fo:color="#008000"/>
    </style:style>
    <style:style style:name="P116" style:parent-style-name="Standard" style:family="paragraph">
      <style:text-properties style:font-name="Arial" style:font-name-complex="Arial" fo:color="#008000"/>
    </style:style>
    <style:style style:name="P117" style:parent-style-name="Standard" style:family="paragraph">
      <style:text-properties style:font-name="Arial" style:font-name-complex="Arial" fo:color="#008000"/>
    </style:style>
    <style:style style:name="T118" style:parent-style-name="DefaultParagraphFont" style:family="text">
      <style:text-properties style:font-name="Arial" style:font-name-complex="Arial" fo:color="#008000" style:language-asian="fr" style:country-asian="FR" style:language-complex="ar" style:country-complex="SA"/>
    </style:style>
    <style:style style:name="P119" style:parent-style-name="Standard" style:family="paragraph">
      <style:paragraph-properties fo:text-align="center"/>
      <style:text-properties style:font-name="Arial" style:font-name-complex="Arial"/>
    </style:style>
    <style:style style:name="P120" style:parent-style-name="Standard" style:family="paragraph">
      <style:text-properties style:font-name="Arial" style:font-name-complex="Arial" fo:color="#008000" style:language-asian="fr" style:country-asian="FR"/>
    </style:style>
    <style:style style:name="P121" style:parent-style-name="Standard" style:family="paragraph">
      <style:text-properties style:font-name="Arial" style:font-name-complex="Arial" fo:color="#008000"/>
    </style:style>
    <style:style style:name="P122" style:parent-style-name="Standard" style:family="paragraph">
      <style:text-properties style:font-name="Arial" style:font-name-complex="Arial" fo:color="#008000"/>
    </style:style>
    <style:style style:name="T123" style:parent-style-name="DefaultParagraphFont" style:family="text">
      <style:text-properties style:font-name="Arial" style:font-name-complex="Arial" fo:color="#008000" style:language-asian="fr" style:country-asian="FR" style:language-complex="ar" style:country-complex="SA"/>
    </style:style>
    <style:style style:name="P124" style:parent-style-name="Standard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P125" style:parent-style-name="Standard" style:family="paragraph">
      <style:text-properties style:font-name="Arial" style:font-name-complex="Arial" fo:color="#008000" style:language-asian="fr" style:country-asian="FR"/>
    </style:style>
    <style:style style:name="P126" style:parent-style-name="Standard" style:family="paragraph">
      <style:text-properties style:font-name="Arial" style:font-name-complex="Arial" fo:font-weight="bold" style:font-weight-asian="bold" fo:color="#008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27" style:parent-style-name="Standard" style:family="paragraph">
      <style:text-properties style:font-name="Arial" style:font-name-complex="Arial" fo:font-weight="bold" style:font-weight-asian="bold" fo:color="#008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28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29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0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1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2" style:parent-style-name="Standard" style:family="paragraph">
      <style:text-properties style:font-name="Arial" style:text-underline-type="single" style:text-underline-style="solid" style:text-underline-width="auto" style:text-underline-mode="continuous"/>
    </style:style>
    <style:style style:name="P133" style:parent-style-name="Standard" style:family="paragraph">
      <style:text-properties style:font-name="Arial" style:text-underline-type="single" style:text-underline-style="solid" style:text-underline-width="auto" style:text-underline-mode="continuous"/>
    </style:style>
    <style:style style:name="P134" style:parent-style-name="Standard" style:family="paragraph">
      <style:text-properties style:font-name="Arial"/>
    </style:style>
    <style:style style:name="P135" style:parent-style-name="Standard" style:family="paragraph">
      <style:text-properties style:font-name="Arial"/>
    </style:style>
    <style:style style:name="P136" style:parent-style-name="Standard" style:family="paragraph">
      <style:text-properties style:font-name="Arial"/>
    </style:style>
    <style:style style:name="P137" style:parent-style-name="Standard" style:family="paragraph">
      <style:text-properties style:font-name="Arial"/>
    </style:style>
    <style:style style:name="P138" style:parent-style-name="Standard" style:family="paragraph">
      <style:text-properties style:font-name="Arial"/>
    </style:style>
    <style:style style:name="P139" style:parent-style-name="Standard" style:family="paragraph">
      <style:text-properties style:font-name="Arial" style:text-underline-type="single" style:text-underline-style="solid" style:text-underline-width="auto" style:text-underline-mode="continuous"/>
    </style:style>
    <style:style style:name="T140" style:parent-style-name="DefaultParagraphFont" style:family="text">
      <style:text-properties style:font-name="Arial"/>
    </style:style>
    <style:style style:name="T141" style:parent-style-name="DefaultParagraphFont" style:family="text">
      <style:text-properties style:font-name="Arial" fo:color="#000000"/>
    </style:style>
    <style:style style:name="T142" style:parent-style-name="DefaultParagraphFont" style:family="text">
      <style:text-properties style:font-name="Arial"/>
    </style:style>
    <style:style style:name="P143" style:parent-style-name="Standard" style:family="paragraph">
      <style:text-properties style:font-name="Arial"/>
    </style:style>
    <style:style style:name="P144" style:parent-style-name="Standard" style:family="paragraph">
      <style:text-properties style:font-name="Arial"/>
    </style:style>
    <style:style style:name="P145" style:parent-style-name="Standard" style:family="paragraph">
      <style:text-properties style:font-name="Arial" style:text-underline-type="single" style:text-underline-style="solid" style:text-underline-width="auto" style:text-underline-mode="continuous"/>
    </style:style>
    <style:style style:name="P146" style:parent-style-name="Standard" style:family="paragraph">
      <style:text-properties style:font-name="Arial"/>
    </style:style>
    <style:style style:name="P147" style:parent-style-name="Standard" style:family="paragraph">
      <style:text-properties style:font-name="Arial"/>
    </style:style>
    <style:style style:name="P148" style:parent-style-name="Standard" style:family="paragraph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9" style:parent-style-name="Standard" style:family="paragraph">
      <style:text-properties style:font-name="Arial"/>
    </style:style>
    <style:style style:name="P150" style:parent-style-name="Standard" style:family="paragraph">
      <style:text-properties style:font-name="Arial"/>
    </style:style>
    <style:style style:name="P151" style:parent-style-name="Standard" style:family="paragraph">
      <style:paragraph-properties fo:text-align="center"/>
    </style:style>
    <style:style style:name="T152" style:parent-style-name="DefaultParagraphFont" style:family="text">
      <style:text-properties style:font-name="Arial"/>
    </style:style>
    <style:style style:name="T153" style:parent-style-name="DefaultParagraphFont" style:family="text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54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55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56" style:parent-style-name="Standard" style:family="paragraph">
      <style:paragraph-properties fo:margin-left="0.25in">
        <style:tab-stops/>
      </style:paragraph-properties>
      <style:text-properties style:font-name="Arial" style:font-name-complex="Arial" style:language-asian="fr" style:country-asian="FR"/>
    </style:style>
    <style:style style:name="P157" style:parent-style-name="Standard" style:family="paragraph">
      <style:paragraph-properties fo:margin-left="0.25in">
        <style:tab-stops/>
      </style:paragraph-properties>
    </style:style>
    <style:style style:name="T158" style:parent-style-name="DefaultParagraphFont" style:family="text">
      <style:text-properties style:font-name="Arial" style:font-name-complex="Arial" style:language-asian="fr" style:country-asian="FR" style:language-complex="ar" style:country-complex="SA"/>
    </style:style>
    <style:style style:name="T159" style:parent-style-name="DefaultParagraphFont" style:family="text">
      <style:text-properties style:font-name="Arial" style:font-name-complex="Arial" style:language-asian="fr" style:country-asian="FR" style:language-complex="ar" style:country-complex="SA"/>
    </style:style>
    <style:style style:name="P160" style:parent-style-name="Standard" style:family="paragraph">
      <style:paragraph-properties fo:margin-left="0.25in">
        <style:tab-stops/>
      </style:paragraph-properties>
      <style:text-properties style:font-name="Arial" style:font-name-complex="Arial" style:language-asian="fr" style:country-asian="FR"/>
    </style:style>
    <style:style style:name="P161" style:parent-style-name="Standard" style:family="paragraph">
      <style:paragraph-properties fo:margin-left="0.25in">
        <style:tab-stops/>
      </style:paragraph-properties>
    </style:style>
    <style:style style:name="T162" style:parent-style-name="DefaultParagraphFont" style:family="text">
      <style:text-properties style:font-name="Arial" style:font-name-complex="Arial" style:language-asian="fr" style:country-asian="FR" style:language-complex="ar" style:country-complex="SA"/>
    </style:style>
    <style:style style:name="T163" style:parent-style-name="DefaultParagraphFont" style:family="text">
      <style:text-properties style:font-name="Arial" style:font-name-complex="Arial" style:language-asian="fr" style:country-asian="FR" style:language-complex="ar" style:country-complex="SA"/>
    </style:style>
    <style:style style:name="P164" style:parent-style-name="Standard" style:family="paragraph">
      <style:text-properties style:font-name="Arial" style:font-name-complex="Arial" fo:font-weight="bold" style:font-weight-asian="bold" fo:color="#FF0000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P165" style:parent-style-name="Standard" style:family="paragraph">
      <style:text-properties style:font-name="Arial" style:font-name-complex="Arial" fo:font-weight="bold" style:font-weight-asian="bold" fo:color="#FF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66" style:parent-style-name="Standard" style:family="paragraph">
      <style:paragraph-properties fo:margin-left="0.4916in">
        <style:tab-stops/>
      </style:paragraph-properties>
    </style:style>
    <style:style style:name="T167" style:parent-style-name="DefaultParagraphFont" style:family="text">
      <style:text-properties style:font-name="Arial" style:font-name-complex="Arial" fo:font-weight="bold" style:font-weight-asian="bold" fo:color="#FF0000" fo:font-size="11pt" style:font-size-asian="11pt" style:font-size-complex="11pt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T168" style:parent-style-name="DefaultParagraphFont" style:family="text">
      <style:text-properties style:font-name="Arial" style:font-name-complex="Arial" fo:font-weight="bold" style:font-weight-asian="bold" fo:color="#FF0000" fo:font-size="11pt" style:font-size-asian="11pt" style:font-size-complex="11pt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T169" style:parent-style-name="DefaultParagraphFont" style:family="text">
      <style:text-properties style:font-name="Arial" style:font-name-complex="Arial" fo:font-weight="bold" style:font-weight-asian="bold" fo:color="#FF0000" fo:font-size="11pt" style:font-size-asian="11pt" style:font-size-complex="11pt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P170" style:parent-style-name="Standard" style:family="paragraph">
      <style:paragraph-properties fo:margin-left="0.4916in">
        <style:tab-stops/>
      </style:paragraph-properties>
    </style:style>
    <style:style style:name="T171" style:parent-style-name="DefaultParagraphFont" style:family="text">
      <style:text-properties style:font-name="Arial" style:font-name-complex="Arial" fo:font-weight="bold" style:font-weight-asian="bold" fo:color="#FF0000" fo:font-size="11pt" style:font-size-asian="11pt" style:font-size-complex="11pt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T172" style:parent-style-name="DefaultParagraphFont" style:family="text">
      <style:text-properties style:font-name="Arial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T173" style:parent-style-name="DefaultParagraphFont" style:family="text">
      <style:text-properties fo:font-weight="bold" style:font-weight-asian="bold" style:font-weight-complex="bold" fo:color="#FF0000" fo:font-size="13pt" style:font-size-asian="13pt" style:font-size-complex="13pt"/>
    </style:style>
    <style:style style:name="T174" style:parent-style-name="DefaultParagraphFont" style:family="text">
      <style:text-properties style:font-name="Arial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T175" style:parent-style-name="DefaultParagraphFont" style:family="text">
      <style:text-properties style:font-name="Arial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T176" style:parent-style-name="DefaultParagraphFont" style:family="text">
      <style:text-properties fo:font-weight="bold" style:font-weight-asian="bold" style:font-weight-complex="bold"/>
    </style:style>
    <style:style style:name="T177" style:parent-style-name="DefaultParagraphFont" style:family="text">
      <style:text-properties style:font-name="Arial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T178" style:parent-style-name="DefaultParagraphFont" style:family="text">
      <style:text-properties style:font-name="Arial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T179" style:parent-style-name="DefaultParagraphFont" style:family="text">
      <style:text-properties fo:font-weight="bold" style:font-weight-asian="bold" style:font-weight-complex="bold"/>
    </style:style>
    <style:style style:name="T180" style:parent-style-name="DefaultParagraphFont" style:family="text">
      <style:text-properties style:font-name="Arial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T181" style:parent-style-name="DefaultParagraphFont" style:family="text">
      <style:text-properties style:font-name="Arial" style:font-name-complex="Arial" fo:font-size="11pt" style:font-size-asian="11pt" style:font-size-complex="11pt" style:language-asian="fr" style:country-asian="FR" style:language-complex="ar" style:country-complex="SA"/>
    </style:style>
    <style:style style:name="T182" style:parent-style-name="DefaultParagraphFont" style:family="text">
      <style:text-properties style:font-name="Arial" style:font-name-complex="Arial" fo:font-size="11pt" style:font-size-asian="11pt" style:font-size-complex="11pt" style:language-asian="fr" style:country-asian="FR" style:language-complex="ar" style:country-complex="SA"/>
    </style:style>
    <style:style style:name="T183" style:parent-style-name="DefaultParagraphFont" style:family="text">
      <style:text-properties style:font-name="Arial" style:font-name-complex="Arial" fo:font-size="11pt" style:font-size-asian="11pt" style:font-size-complex="11pt" style:language-asian="fr" style:country-asian="FR" style:language-complex="ar" style:country-complex="SA"/>
    </style:style>
    <style:style style:name="T184" style:parent-style-name="DefaultParagraphFont" style:family="text">
      <style:text-properties style:font-name="Arial" style:font-name-complex="Arial" fo:font-size="11pt" style:font-size-asian="11pt" style:font-size-complex="11pt" style:language-asian="fr" style:country-asian="FR" style:language-complex="ar" style:country-complex="SA"/>
    </style:style>
    <style:style style:name="T18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86" style:parent-style-name="DefaultParagraphFont" style:family="text">
      <style:text-properties style:font-name="Arial" style:font-name-complex="Arial" fo:font-size="11pt" style:font-size-asian="11pt" style:font-size-complex="11pt" style:language-asian="fr" style:country-asian="FR" style:language-complex="ar" style:country-complex="SA"/>
    </style:style>
    <style:style style:name="T187" style:parent-style-name="DefaultParagraphFont" style:family="text">
      <style:text-properties fo:font-weight="bold" style:font-weight-asian="bold" style:font-weight-complex="bold"/>
    </style:style>
    <style:style style:name="T188" style:parent-style-name="DefaultParagraphFont" style:family="text">
      <style:text-properties style:font-name="Arial" style:font-name-complex="Arial" fo:font-size="11pt" style:font-size-asian="11pt" style:font-size-complex="11pt" style:language-asian="fr" style:country-asian="FR" style:language-complex="ar" style:country-complex="SA"/>
    </style:style>
    <style:style style:name="P189" style:parent-style-name="Standard" style:family="paragraph">
      <style:paragraph-properties>
        <style:tab-stops>
          <style:tab-stop style:type="left" style:position="4.5937in"/>
        </style:tab-stops>
      </style:paragraph-properties>
      <style:text-properties style:font-name="Arial" style:font-name-complex="Arial" fo:font-size="11pt" style:font-size-asian="11pt" style:font-size-complex="11pt" style:language-asian="fr" style:country-asian="FR"/>
    </style:style>
    <style:style style:name="P190" style:parent-style-name="Standard" style:family="paragraph">
      <style:paragraph-properties>
        <style:tab-stops>
          <style:tab-stop style:type="left" style:position="4.5937in"/>
        </style:tab-stops>
      </style:paragraph-properties>
    </style:style>
    <style:style style:name="T191" style:parent-style-name="DefaultParagraphFont" style:family="text">
      <style:text-properties style:font-name="Arial" style:language-asian="fr" style:country-asian="FR" style:language-complex="ar" style:country-complex="SA"/>
    </style:style>
    <style:style style:name="T192" style:parent-style-name="DefaultParagraphFont" style:family="text">
      <style:text-properties fo:font-weight="bold" style:font-weight-asian="bold" style:font-weight-complex="bold"/>
    </style:style>
    <style:style style:name="T193" style:parent-style-name="DefaultParagraphFont" style:family="text">
      <style:text-properties style:font-name="Arial" style:language-asian="fr" style:country-asian="FR" style:language-complex="ar" style:country-complex="SA"/>
    </style:style>
    <style:style style:name="T194" style:parent-style-name="DefaultParagraphFont" style:family="text">
      <style:text-properties style:font-name="Arial"/>
    </style:style>
    <style:style style:name="T195" style:parent-style-name="DefaultParagraphFont" style:family="text">
      <style:text-properties style:font-name="Arial" style:font-name-complex="Arial" fo:font-weight="bold" style:font-weight-asian="bold" fo:color="#FF0000" fo:font-size="11pt" style:font-size-asian="11pt" style:font-size-complex="11pt" style:language-asian="fr" style:country-asian="FR" style:language-complex="ar" style:country-complex="SA"/>
    </style:style>
    <style:style style:name="T196" style:parent-style-name="DefaultParagraphFont" style:family="text">
      <style:text-properties style:font-name="Arial" style:font-name-complex="Arial" fo:font-size="11pt" style:font-size-asian="11pt" style:font-size-complex="11pt" style:language-asian="fr" style:country-asian="FR" style:language-complex="ar" style:country-complex="SA"/>
    </style:style>
    <style:style style:name="T197" style:parent-style-name="DefaultParagraphFont" style:family="text">
      <style:text-properties style:font-name="Arial" style:font-name-complex="Arial" fo:font-size="11pt" style:font-size-asian="11pt" style:font-size-complex="11pt" style:language-asian="fr" style:country-asian="FR" style:language-complex="ar" style:country-complex="SA"/>
    </style:style>
    <style:style style:name="T198" style:parent-style-name="DefaultParagraphFont" style:family="text">
      <style:text-properties fo:font-weight="bold" style:font-weight-asian="bold" style:font-weight-complex="bold"/>
    </style:style>
    <style:style style:name="T199" style:parent-style-name="DefaultParagraphFont" style:family="text">
      <style:text-properties style:font-name="Arial" style:font-name-complex="Arial" fo:font-size="11pt" style:font-size-asian="11pt" style:font-size-complex="11pt" style:language-asian="fr" style:country-asian="FR" style:language-complex="ar" style:country-complex="SA"/>
    </style:style>
    <style:style style:name="T200" style:parent-style-name="DefaultParagraphFont" style:family="text">
      <style:text-properties style:font-name="Arial" style:font-name-complex="Arial" fo:font-size="11pt" style:font-size-asian="11pt" style:font-size-complex="11pt" style:language-asian="fr" style:country-asian="FR" style:language-complex="ar" style:country-complex="SA"/>
    </style:style>
    <style:style style:name="T201" style:parent-style-name="DefaultParagraphFont" style:family="text">
      <style:text-properties style:font-name="Arial" style:font-name-complex="Arial" fo:font-size="11pt" style:font-size-asian="11pt" style:font-size-complex="11pt" style:language-asian="fr" style:country-asian="FR" style:language-complex="ar" style:country-complex="SA"/>
    </style:style>
    <style:style style:name="T202" style:parent-style-name="DefaultParagraphFont" style:family="text">
      <style:text-properties style:font-name="Arial" style:font-name-complex="Arial" fo:font-size="11pt" style:font-size-asian="11pt" style:font-size-complex="11pt" style:language-asian="fr" style:country-asian="FR" style:language-complex="ar" style:country-complex="SA"/>
    </style:style>
    <style:style style:name="T203" style:parent-style-name="DefaultParagraphFont" style:family="text">
      <style:text-properties fo:font-weight="bold" style:font-weight-asian="bold" style:font-weight-complex="bold"/>
    </style:style>
    <style:style style:name="T204" style:parent-style-name="DefaultParagraphFont" style:family="text">
      <style:text-properties style:font-name="Arial" style:font-name-complex="Arial" fo:font-size="11pt" style:font-size-asian="11pt" style:font-size-complex="11pt" style:language-asian="fr" style:country-asian="FR" style:language-complex="ar" style:country-complex="SA"/>
    </style:style>
    <style:style style:name="T205" style:parent-style-name="DefaultParagraphFont" style:family="text">
      <style:text-properties fo:font-weight="bold" style:font-weight-asian="bold" style:font-weight-complex="bold"/>
    </style:style>
    <style:style style:name="T206" style:parent-style-name="DefaultParagraphFont" style:family="text">
      <style:text-properties style:font-name="Arial" style:font-name-complex="Arial" fo:font-size="11pt" style:font-size-asian="11pt" style:font-size-complex="11pt" style:language-asian="fr" style:country-asian="FR" style:language-complex="ar" style:country-complex="SA"/>
    </style:style>
    <style:style style:name="P207" style:parent-style-name="Standard" style:family="paragraph">
      <style:text-properties style:font-name="Arial" style:font-name-complex="Arial" fo:font-size="11pt" style:font-size-asian="11pt" style:font-size-complex="11pt"/>
    </style:style>
    <style:style style:name="T208" style:parent-style-name="DefaultParagraphFont" style:family="text">
      <style:text-properties style:font-name="Arial" style:font-name-complex="Arial" fo:font-size="11pt" style:font-size-asian="11pt" style:font-size-complex="11pt" style:language-asian="fr" style:country-asian="FR" style:language-complex="ar" style:country-complex="SA"/>
    </style:style>
    <style:style style:name="T209" style:parent-style-name="DefaultParagraphFont" style:family="text">
      <style:text-properties style:font-name="Arial" style:font-name-complex="Arial" fo:font-size="11pt" style:font-size-asian="11pt" style:font-size-complex="11pt" style:language-asian="fr" style:country-asian="FR" style:language-complex="ar" style:country-complex="SA"/>
    </style:style>
    <style:style style:name="T210" style:parent-style-name="DefaultParagraphFont" style:family="text">
      <style:text-properties style:font-name="Arial" style:font-name-complex="Arial" fo:font-size="11pt" style:font-size-asian="11pt" style:font-size-complex="11pt" style:language-asian="fr" style:country-asian="FR" style:language-complex="ar" style:country-complex="SA"/>
    </style:style>
    <style:style style:name="P211" style:parent-style-name="Standard" style:family="paragraph">
      <style:paragraph-properties>
        <style:tab-stops>
          <style:tab-stop style:type="left" style:position="4.543in"/>
        </style:tab-stops>
      </style:paragraph-properties>
      <style:text-properties style:font-name="Arial" style:font-name-complex="Arial" fo:font-size="11pt" style:font-size-asian="11pt" style:font-size-complex="11pt" style:language-asian="fr" style:country-asian="FR"/>
    </style:style>
    <style:style style:name="P212" style:parent-style-name="Standard" style:family="paragraph">
      <style:paragraph-properties>
        <style:tab-stops>
          <style:tab-stop style:type="left" style:position="4.543in"/>
        </style:tab-stops>
      </style:paragraph-properties>
    </style:style>
    <style:style style:name="T213" style:parent-style-name="DefaultParagraphFont" style:family="text">
      <style:text-properties style:font-name="Arial" style:font-name-complex="Arial" style:language-asian="fr" style:country-asian="FR" style:language-complex="ar" style:country-complex="SA"/>
    </style:style>
    <style:style style:name="T214" style:parent-style-name="DefaultParagraphFont" style:family="text">
      <style:text-properties style:font-name="Arial" style:font-name-complex="Arial" style:language-asian="fr" style:country-asian="FR" style:language-complex="ar" style:country-complex="SA"/>
    </style:style>
    <style:style style:name="T215" style:parent-style-name="DefaultParagraphFont" style:family="text">
      <style:text-properties style:font-name="Arial" style:font-name-complex="Arial"/>
    </style:style>
    <style:style style:name="P216" style:parent-style-name="Standard" style:family="paragraph">
      <style:paragraph-properties>
        <style:tab-stops>
          <style:tab-stop style:type="left" style:position="4.543in"/>
        </style:tab-stops>
      </style:paragraph-properties>
      <style:text-properties style:font-name="Arial" style:font-name-complex="Arial" style:language-asian="fr" style:country-asian="FR"/>
    </style:style>
    <style:style style:name="P217" style:parent-style-name="Standard" style:family="paragraph">
      <style:paragraph-properties>
        <style:tab-stops>
          <style:tab-stop style:type="left" style:position="4.543in"/>
        </style:tab-stops>
      </style:paragraph-properties>
      <style:text-properties style:font-name="Arial" style:font-name-complex="Arial" style:language-asian="fr" style:country-asian="FR"/>
    </style:style>
    <style:style style:name="P218" style:parent-style-name="Standard" style:family="paragraph">
      <style:paragraph-properties>
        <style:tab-stops>
          <style:tab-stop style:type="left" style:position="4.543in"/>
        </style:tab-stops>
      </style:paragraph-properties>
      <style:text-properties style:font-name="Arial" style:font-name-complex="Arial"/>
    </style:style>
    <style:style style:name="P219" style:parent-style-name="Standard" style:family="paragraph">
      <style:paragraph-properties>
        <style:tab-stops>
          <style:tab-stop style:type="left" style:position="4.543in"/>
        </style:tab-stops>
      </style:paragraph-properties>
      <style:text-properties style:font-name="Arial" style:font-name-complex="Arial"/>
    </style:style>
    <style:style style:name="P220" style:parent-style-name="Standard" style:family="paragraph">
      <style:paragraph-properties>
        <style:tab-stops>
          <style:tab-stop style:type="left" style:position="4.543in"/>
        </style:tab-stops>
      </style:paragraph-properties>
      <style:text-properties style:font-name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1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2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3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4" style:parent-style-name="Standard" style:family="paragraph">
      <style:text-properties style:font-name="Arial"/>
    </style:style>
    <style:style style:name="P225" style:parent-style-name="Standard" style:family="paragraph">
      <style:text-properties style:font-name="Arial"/>
    </style:style>
    <style:style style:name="P226" style:parent-style-name="Standard" style:family="paragraph">
      <style:text-properties style:font-name="Arial"/>
    </style:style>
    <style:style style:name="P227" style:parent-style-name="Standard" style:family="paragraph">
      <style:text-properties style:font-name="Arial"/>
    </style:style>
    <style:style style:name="P228" style:parent-style-name="Standard" style:family="paragraph">
      <style:text-properties style:font-name="Arial"/>
    </style:style>
    <style:style style:name="P229" style:parent-style-name="Standard" style:family="paragraph">
      <style:text-properties style:font-name="Arial"/>
    </style:style>
    <style:style style:name="P230" style:parent-style-name="Standard" style:family="paragraph">
      <style:text-properties style:font-name="Arial"/>
    </style:style>
    <style:style style:name="P231" style:parent-style-name="Standard" style:family="paragraph">
      <style:text-properties style:font-name="Arial"/>
    </style:style>
    <style:style style:name="P232" style:parent-style-name="Standard" style:family="paragraph">
      <style:text-properties style:font-name="Arial"/>
    </style:style>
    <style:style style:name="P233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34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35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36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37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38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39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0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1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2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3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4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5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6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7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8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9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50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252" style:family="table-column">
      <style:table-column-properties style:column-width="0.8805in"/>
    </style:style>
    <style:style style:name="TableColumn253" style:family="table-column">
      <style:table-column-properties style:column-width="1.0972in"/>
    </style:style>
    <style:style style:name="TableColumn254" style:family="table-column">
      <style:table-column-properties style:column-width="1.2208in"/>
    </style:style>
    <style:style style:name="TableColumn255" style:family="table-column">
      <style:table-column-properties style:column-width="1.1861in"/>
    </style:style>
    <style:style style:name="TableColumn256" style:family="table-column">
      <style:table-column-properties style:column-width="1.1381in"/>
    </style:style>
    <style:style style:name="TableColumn257" style:family="table-column">
      <style:table-column-properties style:column-width="1.3201in"/>
    </style:style>
    <style:style style:name="Table251" style:family="table">
      <style:table-properties style:width="6.843in" fo:margin-left="0in" table:align="left"/>
    </style:style>
    <style:style style:name="TableRow258" style:family="table-row">
      <style:table-row-properties style:min-row-height="0.1326in" fo:keep-together="always"/>
    </style:style>
    <style:style style:name="TableCell25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60" style:parent-style-name="Standard" style:family="paragraph">
      <style:paragraph-properties fo:text-align="center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26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62" style:parent-style-name="Standard" style:family="paragraph">
      <style:paragraph-properties fo:text-align="center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26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64" style:parent-style-name="Standard" style:family="paragraph">
      <style:paragraph-properties fo:text-align="center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26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66" style:parent-style-name="Standard" style:family="paragraph">
      <style:paragraph-properties fo:text-align="center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26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68" style:parent-style-name="Standard" style:family="paragraph">
      <style:paragraph-properties fo:text-align="center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2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0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fo:font-size="11pt" style:font-size-asian="11pt" style:font-size-complex="11pt"/>
    </style:style>
    <style:style style:name="TableRow271" style:family="table-row">
      <style:table-row-properties style:min-row-height="1.2215in"/>
    </style:style>
    <style:style style:name="TableCell27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73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27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75" style:parent-style-name="Standard" style:family="paragraph">
      <style:paragraph-properties style:snap-to-layout-grid="false" fo:text-align="center"/>
      <style:text-properties style:font-name="Arial" style:font-name-complex="Arial" fo:font-size="11pt" style:font-size-asian="11pt" style:font-size-complex="11pt"/>
    </style:style>
    <style:style style:name="TableCell27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77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P278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P279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P280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TableCell28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82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 fo:language="en" fo:country="US"/>
    </style:style>
    <style:style style:name="P283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 fo:language="en" fo:country="US"/>
    </style:style>
    <style:style style:name="P284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 fo:language="en" fo:country="US"/>
    </style:style>
    <style:style style:name="P285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 fo:language="en" fo:country="US"/>
    </style:style>
    <style:style style:name="P286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 fo:language="en" fo:country="US"/>
    </style:style>
    <style:style style:name="P287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 fo:language="en" fo:country="US"/>
    </style:style>
    <style:style style:name="TableCell28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9" style:parent-style-name="Standard" style:family="paragraph">
      <style:paragraph-properties style:snap-to-layout-grid="false" fo:text-align="center"/>
      <style:text-properties style:font-name="Arial" style:font-name-complex="Arial" fo:font-size="11pt" style:font-size-asian="11pt" style:font-size-complex="11pt" fo:language="en" fo:country="US"/>
    </style:style>
    <style:style style:name="P290" style:parent-style-name="Standard" style:family="paragraph">
      <style:paragraph-properties style:snap-to-layout-grid="false" fo:text-align="center"/>
      <style:text-properties style:font-name="Arial" style:font-name-complex="Arial" fo:font-size="11pt" style:font-size-asian="11pt" style:font-size-complex="11pt"/>
    </style:style>
    <style:style style:name="P291" style:parent-style-name="Standard" style:family="paragraph">
      <style:paragraph-properties style:snap-to-layout-grid="false" fo:text-align="center"/>
      <style:text-properties style:font-name="Arial" style:font-name-complex="Arial" fo:font-size="11pt" style:font-size-asian="11pt" style:font-size-complex="11pt"/>
    </style:style>
    <style:style style:name="P292" style:parent-style-name="Standard" style:family="paragraph">
      <style:paragraph-properties style:snap-to-layout-grid="false" fo:text-align="center"/>
      <style:text-properties style:font-name="Arial" style:font-name-complex="Arial" fo:font-size="11pt" style:font-size-asian="11pt" style:font-size-complex="11pt"/>
    </style:style>
    <style:style style:name="P293" style:parent-style-name="Standard" style:family="paragraph">
      <style:paragraph-properties style:snap-to-layout-grid="false" fo:text-align="center"/>
      <style:text-properties style:font-name="Arial" style:font-name-complex="Arial" fo:font-size="11pt" style:font-size-asian="11pt" style:font-size-complex="11pt"/>
    </style:style>
    <style:style style:name="P294" style:parent-style-name="Standard" style:family="paragraph">
      <style:paragraph-properties style:snap-to-layout-grid="false" fo:text-align="center"/>
      <style:text-properties style:font-name="Arial" style:font-name-complex="Arial" fo:font-size="11pt" style:font-size-asian="11pt" style:font-size-complex="11pt"/>
    </style:style>
    <style:style style:name="TableCell2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6" style:parent-style-name="Standard" style:family="paragraph">
      <style:paragraph-properties style:snap-to-layout-grid="false" fo:text-align="center"/>
      <style:text-properties style:font-name="Arial" style:font-name-complex="Arial" fo:font-size="11pt" style:font-size-asian="11pt" style:font-size-complex="11pt"/>
    </style:style>
    <style:style style:name="TableRow297" style:family="table-row">
      <style:table-row-properties style:min-row-height="0.7902in"/>
    </style:style>
    <style:style style:name="TableCell29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99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30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01" style:parent-style-name="Standard" style:family="paragraph">
      <style:paragraph-properties style:snap-to-layout-grid="false" fo:text-align="center"/>
      <style:text-properties style:font-name="Arial" style:font-name-complex="Arial" fo:font-size="11pt" style:font-size-asian="11pt" style:font-size-complex="11pt"/>
    </style:style>
    <style:style style:name="TableCell30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03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P304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P305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P306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P307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TableCell30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09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 fo:language="en" fo:country="US"/>
    </style:style>
    <style:style style:name="P310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 fo:language="en" fo:country="US"/>
    </style:style>
    <style:style style:name="P311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 fo:language="en" fo:country="US"/>
    </style:style>
    <style:style style:name="P312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 fo:language="en" fo:country="US"/>
    </style:style>
    <style:style style:name="P313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 fo:language="en" fo:country="US"/>
    </style:style>
    <style:style style:name="TableCell31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5" style:parent-style-name="Standard" style:family="paragraph">
      <style:paragraph-properties style:snap-to-layout-grid="false" fo:text-align="center"/>
      <style:text-properties style:font-name="Arial" style:font-name-complex="Arial" fo:font-size="11pt" style:font-size-asian="11pt" style:font-size-complex="11pt"/>
    </style:style>
    <style:style style:name="P316" style:parent-style-name="Standard" style:family="paragraph">
      <style:paragraph-properties style:snap-to-layout-grid="false" fo:text-align="center"/>
      <style:text-properties style:font-name="Arial" style:font-name-complex="Arial" fo:font-size="11pt" style:font-size-asian="11pt" style:font-size-complex="11pt"/>
    </style:style>
    <style:style style:name="P317" style:parent-style-name="Standard" style:family="paragraph">
      <style:paragraph-properties style:snap-to-layout-grid="false" fo:text-align="center"/>
      <style:text-properties style:font-name="Arial" style:font-name-complex="Arial" fo:font-size="11pt" style:font-size-asian="11pt" style:font-size-complex="11pt"/>
    </style:style>
    <style:style style:name="P318" style:parent-style-name="Standard" style:family="paragraph">
      <style:paragraph-properties style:snap-to-layout-grid="false" fo:text-align="center"/>
      <style:text-properties style:font-name="Arial" style:font-name-complex="Arial" fo:font-size="11pt" style:font-size-asian="11pt" style:font-size-complex="11pt"/>
    </style:style>
    <style:style style:name="P319" style:parent-style-name="Standard" style:family="paragraph">
      <style:paragraph-properties style:snap-to-layout-grid="false" fo:text-align="center"/>
      <style:text-properties style:font-name="Arial" style:font-name-complex="Arial" fo:font-size="11pt" style:font-size-asian="11pt" style:font-size-complex="11pt"/>
    </style:style>
    <style:style style:name="P320" style:parent-style-name="Standard" style:family="paragraph">
      <style:paragraph-properties style:snap-to-layout-grid="false" fo:text-align="center"/>
      <style:text-properties style:font-name="Arial" style:font-name-complex="Arial" fo:font-size="11pt" style:font-size-asian="11pt" style:font-size-complex="11pt"/>
    </style:style>
    <style:style style:name="TableCell3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2" style:parent-style-name="Standard" style:family="paragraph">
      <style:paragraph-properties style:snap-to-layout-grid="false" fo:text-align="center"/>
      <style:text-properties style:font-name="Arial" style:font-name-complex="Arial" fo:font-size="11pt" style:font-size-asian="11pt" style:font-size-complex="11pt"/>
    </style:style>
    <style:style style:name="TableRow323" style:family="table-row">
      <style:table-row-properties style:min-row-height="0.6034in"/>
    </style:style>
    <style:style style:name="TableCell32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25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32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27" style:parent-style-name="Standard" style:family="paragraph">
      <style:paragraph-properties style:snap-to-layout-grid="false" fo:text-align="center"/>
      <style:text-properties style:font-name="Arial" style:font-name-complex="Arial" fo:font-size="11pt" style:font-size-asian="11pt" style:font-size-complex="11pt"/>
    </style:style>
    <style:style style:name="TableCell32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29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TableCell33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31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TableCell33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33" style:parent-style-name="Standard" style:family="paragraph">
      <style:paragraph-properties style:snap-to-layout-grid="false" fo:text-align="center"/>
      <style:text-properties style:font-name="Arial" style:font-name-complex="Arial" fo:font-size="11pt" style:font-size-asian="11pt" style:font-size-complex="11pt"/>
    </style:style>
    <style:style style:name="TableCell334" style:family="table-cell">
      <style:table-cell-properties fo:border="0.0069in solid #000000" fo:padding-top="0in" fo:padding-left="0.075in" fo:padding-bottom="0in" fo:padding-right="0.075in"/>
    </style:style>
    <style:style style:name="P335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Row336" style:family="table-row">
      <style:table-row-properties style:min-row-height="0.6361in"/>
    </style:style>
    <style:style style:name="TableCell33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38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33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40" style:parent-style-name="Standard" style:family="paragraph">
      <style:paragraph-properties style:snap-to-layout-grid="false" fo:text-align="center"/>
      <style:text-properties style:font-name="Arial" style:font-name-complex="Arial" fo:font-size="11pt" style:font-size-asian="11pt" style:font-size-complex="11pt"/>
    </style:style>
    <style:style style:name="TableCell34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42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TableCell34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44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TableCell34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46" style:parent-style-name="Standard" style:family="paragraph">
      <style:paragraph-properties style:snap-to-layout-grid="false" fo:text-align="center"/>
      <style:text-properties style:font-name="Arial" style:font-name-complex="Arial" fo:font-size="11pt" style:font-size-asian="11pt" style:font-size-complex="11pt"/>
    </style:style>
    <style:style style:name="TableCell347" style:family="table-cell">
      <style:table-cell-properties fo:border="0.0069in solid #000000" fo:padding-top="0in" fo:padding-left="0.075in" fo:padding-bottom="0in" fo:padding-right="0.075in"/>
    </style:style>
    <style:style style:name="P348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TableRow349" style:family="table-row">
      <style:table-row-properties style:min-row-height="0.6326in"/>
    </style:style>
    <style:style style:name="TableCell35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51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35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53" style:parent-style-name="Standard" style:family="paragraph">
      <style:paragraph-properties style:snap-to-layout-grid="false" fo:text-align="center"/>
      <style:text-properties style:font-name="Arial" style:font-name-complex="Arial" fo:font-size="11pt" style:font-size-asian="11pt" style:font-size-complex="11pt"/>
    </style:style>
    <style:style style:name="TableCell35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55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P356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P357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TableCell35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59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P360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P361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TableCell36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63" style:parent-style-name="Standard" style:family="paragraph">
      <style:paragraph-properties style:snap-to-layout-grid="false" fo:text-align="center"/>
      <style:text-properties style:font-name="Arial" style:font-name-complex="Arial" fo:font-size="11pt" style:font-size-asian="11pt" style:font-size-complex="11pt"/>
    </style:style>
    <style:style style:name="P364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P365" style:parent-style-name="Standard" style:family="paragraph">
      <style:paragraph-properties style:snap-to-layout-grid="false" fo:text-align="center"/>
      <style:text-properties style:font-name="Arial" style:font-name-complex="Arial" fo:font-size="11pt" style:font-size-asian="11pt" style:font-size-complex="11pt"/>
    </style:style>
    <style:style style:name="TableCell3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7" style:parent-style-name="Standard" style:family="paragraph">
      <style:paragraph-properties style:snap-to-layout-grid="false" fo:text-align="center"/>
      <style:text-properties style:font-name="Arial" style:font-name-complex="Arial" fo:font-size="11pt" style:font-size-asian="11pt" style:font-size-complex="11pt"/>
    </style:style>
    <style:style style:name="TableRow368" style:family="table-row">
      <style:table-row-properties style:min-row-height="1.109in"/>
    </style:style>
    <style:style style:name="TableCell36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70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37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72" style:parent-style-name="Standard" style:family="paragraph">
      <style:paragraph-properties style:snap-to-layout-grid="false" fo:text-align="center"/>
      <style:text-properties style:font-name="Arial" style:font-name-complex="Arial" fo:font-size="11pt" style:font-size-asian="11pt" style:font-size-complex="11pt"/>
    </style:style>
    <style:style style:name="TableCell37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74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P375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P376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P377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P378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TableCell37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80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P381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P382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P383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P384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P385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P386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P387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TableCell38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89" style:parent-style-name="Standard" style:family="paragraph">
      <style:paragraph-properties style:snap-to-layout-grid="false" fo:text-align="center"/>
      <style:text-properties style:font-name="Arial" style:font-name-complex="Arial" fo:font-size="11pt" style:font-size-asian="11pt" style:font-size-complex="11pt"/>
    </style:style>
    <style:style style:name="P390" style:parent-style-name="Standard" style:family="paragraph">
      <style:paragraph-properties style:snap-to-layout-grid="false" fo:text-align="center"/>
      <style:text-properties style:font-name="Arial" style:font-name-complex="Arial" fo:font-size="11pt" style:font-size-asian="11pt" style:font-size-complex="11pt"/>
    </style:style>
    <style:style style:name="P391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P392" style:parent-style-name="Standard" style:family="paragraph">
      <style:paragraph-properties style:snap-to-layout-grid="false" fo:text-align="center"/>
      <style:text-properties style:font-name="Arial" style:font-name-complex="Arial" fo:font-size="11pt" style:font-size-asian="11pt" style:font-size-complex="11pt"/>
    </style:style>
    <style:style style:name="P393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P394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P395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P396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P397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TableCell3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9" style:parent-style-name="Standard" style:family="paragraph">
      <style:paragraph-properties style:snap-to-layout-grid="false" fo:text-align="center"/>
      <style:text-properties style:font-name="Arial" style:font-name-complex="Arial" fo:font-size="11pt" style:font-size-asian="11pt" style:font-size-complex="11pt"/>
    </style:style>
    <style:style style:name="TableRow400" style:family="table-row">
      <style:table-row-properties style:min-row-height="0.9659in"/>
    </style:style>
    <style:style style:name="TableCell401" style:family="table-cell">
      <style:table-cell-properties fo:border-top="none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02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403" style:family="table-cell">
      <style:table-cell-properties fo:border-top="none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04" style:parent-style-name="Standard" style:family="paragraph">
      <style:paragraph-properties style:snap-to-layout-grid="false" fo:text-align="center"/>
      <style:text-properties style:font-name="Arial" style:font-name-complex="Arial" fo:font-size="11pt" style:font-size-asian="11pt" style:font-size-complex="11pt"/>
    </style:style>
    <style:style style:name="TableCell405" style:family="table-cell">
      <style:table-cell-properties fo:border-top="none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06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TableCell40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408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P409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P410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TableCell411" style:family="table-cell">
      <style:table-cell-properties fo:border-top="none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12" style:parent-style-name="Standard" style:family="paragraph">
      <style:paragraph-properties style:snap-to-layout-grid="false" fo:text-align="center"/>
      <style:text-properties style:font-name="Arial" style:font-name-complex="Arial" fo:font-size="11pt" style:font-size-asian="11pt" style:font-size-complex="11pt"/>
    </style:style>
    <style:style style:name="TableCell413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414" style:parent-style-name="Standard" style:family="paragraph">
      <style:paragraph-properties style:snap-to-layout-grid="false" fo:text-align="center"/>
      <style:text-properties style:font-name="Arial" style:font-name-complex="Arial" fo:font-size="11pt" style:font-size-asian="11pt" style:font-size-complex="11pt"/>
    </style:style>
    <style:style style:name="TableRow415" style:family="table-row">
      <style:table-row-properties style:min-row-height="0.7118in"/>
    </style:style>
    <style:style style:name="TableCell416" style:family="table-cell">
      <style:table-cell-properties fo:border-top="none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17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418" style:family="table-cell">
      <style:table-cell-properties fo:border-top="none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19" style:parent-style-name="Standard" style:family="paragraph">
      <style:paragraph-properties style:snap-to-layout-grid="false" fo:text-align="center"/>
      <style:text-properties style:font-name="Arial" style:font-name-complex="Arial" fo:font-size="11pt" style:font-size-asian="11pt" style:font-size-complex="11pt"/>
    </style:style>
    <style:style style:name="TableCell420" style:family="table-cell">
      <style:table-cell-properties fo:border-top="none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21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TableCell422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423" style:parent-style-name="Standard" style:family="paragraph">
      <style:paragraph-properties style:snap-to-layout-grid="false" fo:text-align="center"/>
      <style:text-properties style:font-name="Arial" style:font-name-complex="Arial" fo:font-size="11pt" style:font-size-asian="11pt" style:font-size-complex="11pt"/>
    </style:style>
    <style:style style:name="P424" style:parent-style-name="Standard" style:family="paragraph">
      <style:paragraph-properties style:snap-to-layout-grid="false" fo:text-align="center"/>
      <style:text-properties style:font-name="Arial" style:font-name-complex="Arial" fo:font-size="11pt" style:font-size-asian="11pt" style:font-size-complex="11pt"/>
    </style:style>
    <style:style style:name="TableCell425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426" style:parent-style-name="Standard" style:family="paragraph">
      <style:paragraph-properties style:snap-to-layout-grid="false" fo:text-align="center"/>
      <style:text-properties style:font-name="Arial" style:font-name-complex="Arial" fo:font-size="11pt" style:font-size-asian="11pt" style:font-size-complex="11pt"/>
    </style:style>
    <style:style style:name="P427" style:parent-style-name="Standard" style:family="paragraph">
      <style:paragraph-properties style:snap-to-layout-grid="false" fo:text-align="center"/>
      <style:text-properties style:font-name="Arial" style:font-name-complex="Arial" fo:font-size="11pt" style:font-size-asian="11pt" style:font-size-complex="11pt"/>
    </style:style>
    <style:style style:name="TableCell428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429" style:parent-style-name="Standard" style:family="paragraph">
      <style:paragraph-properties style:snap-to-layout-grid="false" fo:text-align="center"/>
      <style:text-properties style:font-name="Arial" style:font-name-complex="Arial" fo:font-size="11pt" style:font-size-asian="11pt" style:font-size-complex="11pt"/>
    </style:style>
    <style:style style:name="P430" style:parent-style-name="Standard" style:family="paragraph">
      <style:paragraph-properties style:snap-to-layout-grid="false" fo:text-align="center"/>
      <style:text-properties style:font-name="Arial" style:font-name-complex="Arial" fo:font-size="11pt" style:font-size-asian="11pt" style:font-size-complex="11pt"/>
    </style:style>
    <style:style style:name="P43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32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3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3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3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36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37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38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39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40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41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42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43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44" style:parent-style-name="DefaultParagraphFont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445" style:parent-style-name="DefaultParagraphFont" style:family="text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family="graphic" style:name="a3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8">
      <style:graphic-properties fo:wrap-option="no-wrap" fo:padding-top="0.09016in" fo:padding-bottom="0.09016in" fo:padding-left="0.17362in" fo:padding-right="0.17362in" draw:textarea-vertical-align="middle" draw:textarea-horizontal-align="left" style:wrap="run-through" style:run-through="foreground" draw:fill="none" draw:stroke="solid" svg:stroke-width="0.02087in" svg:stroke-color="#0070c0" svg:stroke-opacity="100%" draw:stroke-linejoin="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0">
      <style:graphic-properties fo:wrap-option="no-wrap" fo:padding-top="0.09016in" fo:padding-bottom="0.09016in" fo:padding-left="0.17362in" fo:padding-right="0.17362in" draw:textarea-vertical-align="middle" draw:textarea-horizontal-align="left" style:wrap="run-through" style:run-through="foreground" draw:fill="none" draw:stroke="solid" svg:stroke-width="0.0311in" svg:stroke-color="#ff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>
      <style:graphic-properties fo:wrap-option="no-wrap" fo:padding-top="0.09016in" fo:padding-bottom="0.09016in" fo:padding-left="0.17362in" fo:padding-right="0.17362in" draw:textarea-vertical-align="middle" draw:textarea-horizontal-align="left" style:wrap="run-through" style:run-through="background" draw:fill="none" draw:stroke="solid" svg:stroke-width="0.02087in" svg:stroke-color="#0070c0" svg:stroke-opacity="100%" draw:stroke-linejoin="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5">
      <style:graphic-properties fo:wrap-option="no-wrap" fo:padding-top="0.09016in" fo:padding-bottom="0.09016in" fo:padding-left="0.17362in" fo:padding-right="0.17362in" draw:textarea-vertical-align="middle" draw:textarea-horizontal-align="left" style:wrap="run-through" style:run-through="background" draw:fill="none" draw:stroke="solid" svg:stroke-width="0.02087in" svg:stroke-color="#0070c0" svg:stroke-opacity="100%" draw:stroke-linejoin="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8">
      <style:graphic-properties fo:wrap-option="no-wrap" fo:padding-top="0.09016in" fo:padding-bottom="0.09016in" fo:padding-left="0.17362in" fo:padding-right="0.17362in" draw:textarea-vertical-align="middle" draw:textarea-horizontal-align="left" style:wrap="run-through" style:run-through="foreground" draw:fill="gradient" draw:fill-gradient-name="a27" draw:stroke="solid" svg:stroke-width="0.01378in" svg:stroke-color="#92cddc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wrap-option="no-wrap" fo:border="0.01028in solid #000000" fo:padding-top="0.05in" fo:padding-bottom="0.05in" fo:padding-left="0.1in" fo:padding-right="0.1in" fo:background-color="#ffffff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no-wrap" fo:padding-top="0.09016in" fo:padding-bottom="0.09016in" fo:padding-left="0.17362in" fo:padding-right="0.17362in" draw:textarea-vertical-align="middle" draw:textarea-horizontal-align="left" style:wrap="parallel" style:wrap-contour="false" draw:fill="gradient" draw:fill-gradient-name="a11" draw:stroke="solid" svg:stroke-width="0.01378in" svg:stroke-color="#92cddc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no-wrap" fo:padding-top="0.09016in" fo:padding-bottom="0.09016in" fo:padding-left="0.17362in" fo:padding-right="0.17362in" draw:textarea-vertical-align="middle" draw:textarea-horizontal-align="left" style:wrap="parallel" style:wrap-contour="false" draw:fill="gradient" draw:fill-gradient-name="a13" draw:stroke="solid" svg:stroke-width="0.01378in" svg:stroke-color="#92cddc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1">
      <style:graphic-properties fo:wrap-option="no-wrap" fo:padding-top="0.09016in" fo:padding-bottom="0.09016in" fo:padding-left="0.17362in" fo:padding-right="0.17362in" draw:textarea-vertical-align="middle" draw:textarea-horizontal-align="left" style:wrap="run-through" style:run-through="foreground" draw:fill="gradient" draw:fill-gradient-name="a50" draw:stroke="solid" svg:stroke-width="0.01378in" svg:stroke-color="#92cddc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2">
      <style:graphic-properties fo:wrap-option="no-wrap" fo:padding-top="0.09016in" fo:padding-bottom="0.09016in" fo:padding-left="0.17362in" fo:padding-right="0.17362in" draw:textarea-vertical-align="middle" draw:textarea-horizontal-align="left" style:wrap="run-through" style:run-through="background" draw:fill="none" draw:stroke="solid" svg:stroke-width="0.02087in" svg:stroke-color="#0070c0" svg:stroke-opacity="100%" draw:stroke-linejoin="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4">
      <style:graphic-properties fo:wrap-option="no-wrap" fo:padding-top="0.09016in" fo:padding-bottom="0.09016in" fo:padding-left="0.17362in" fo:padding-right="0.17362in" draw:textarea-vertical-align="middle" draw:textarea-horizontal-align="left" style:wrap="run-through" style:run-through="foreground" draw:fill="gradient" draw:fill-gradient-name="a53" draw:stroke="solid" svg:stroke-width="0.01378in" svg:stroke-color="#92cddc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no-wrap" fo:padding-top="0.09016in" fo:padding-bottom="0.09016in" fo:padding-left="0.17362in" fo:padding-right="0.17362in" draw:textarea-vertical-align="middle" draw:textarea-horizontal-align="left" style:wrap="run-through" style:run-through="foreground" draw:fill="gradient" draw:fill-gradient-name="a17" draw:stroke="solid" svg:stroke-width="0.01378in" svg:stroke-color="#92cddc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>
      <style:graphic-properties fo:wrap-option="no-wrap" fo:padding-top="0.09016in" fo:padding-bottom="0.09016in" fo:padding-left="0.17362in" fo:padding-right="0.17362in" draw:textarea-vertical-align="middle" draw:textarea-horizontal-align="left" style:wrap="run-through" style:run-through="foreground" draw:fill="none" draw:stroke="solid" svg:stroke-width="0.02087in" svg:stroke-color="#0070c0" svg:stroke-opacity="100%" draw:stroke-linejoin="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28in solid #000000" fo:padding-top="0.05in" fo:padding-bottom="0.05in" fo:padding-left="0.1in" fo:padding-right="0.1in" fo:background-color="#ffffff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1028in solid #000000" fo:padding-top="0.05in" fo:padding-bottom="0.05in" fo:padding-left="0.1in" fo:padding-right="0.1in" fo:background-color="#ffffff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0">
      <style:graphic-properties fo:wrap-option="no-wrap" fo:padding-top="0.09016in" fo:padding-bottom="0.09016in" fo:padding-left="0.17362in" fo:padding-right="0.17362in" draw:textarea-vertical-align="middle" draw:textarea-horizontal-align="left" style:wrap="run-through" style:run-through="foreground" draw:fill="gradient" draw:fill-gradient-name="a39" draw:stroke="solid" svg:stroke-width="0.01378in" svg:stroke-color="#92cddc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24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24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24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3">
      <style:graphic-properties fo:wrap-option="no-wrap" fo:padding-top="0.09016in" fo:padding-bottom="0.09016in" fo:padding-left="0.17362in" fo:padding-right="0.17362in" draw:textarea-vertical-align="middle" draw:textarea-horizontal-align="left" style:wrap="run-through" style:run-through="foreground" draw:fill="none" draw:stroke="solid" svg:stroke-width="0.02087in" svg:stroke-color="#0070c0" svg:stroke-opacity="100%" draw:stroke-linejoin="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4">
      <style:graphic-properties fo:wrap-option="no-wrap" fo:padding-top="0.09016in" fo:padding-bottom="0.09016in" fo:padding-left="0.17362in" fo:padding-right="0.17362in" draw:textarea-vertical-align="middle" draw:textarea-horizontal-align="left" style:wrap="run-through" style:run-through="foreground" draw:fill="none" draw:stroke="solid" svg:stroke-width="0.02087in" svg:stroke-color="#0070c0" svg:stroke-opacity="100%" draw:stroke-linejoin="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style:wrap="run-through" style:run-through="foreground" draw:fill="none" draw:stroke="solid" svg:stroke-width="0.0311in" svg:stroke-color="#000000" draw:marker-end="a6" svg:stroke-opacity="100%" draw:stroke-linejoin="miter" style:horizontal-rel="paragraph" style:vertical-rel="paragraph" style:horizontal-pos="from-left" style:vertical-pos="from-top"/>
    </style:style>
    <style:style style:family="graphic" style:name="a8">
      <style:graphic-properties fo:wrap-option="no-wrap" fo:padding-top="0.09016in" fo:padding-bottom="0.09016in" fo:padding-left="0.17362in" fo:padding-right="0.17362in" draw:textarea-vertical-align="middle" draw:textarea-horizontal-align="left" style:wrap="run-through" style:run-through="foreground" draw:fill="none" draw:stroke="solid" svg:stroke-width="0.0311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6">
      <style:graphic-properties fo:wrap-option="no-wrap" fo:padding-top="0.09016in" fo:padding-bottom="0.09016in" fo:padding-left="0.17362in" fo:padding-right="0.17362in" draw:textarea-vertical-align="middle" draw:textarea-horizontal-align="left" style:wrap="run-through" style:run-through="foreground" draw:fill="gradient" draw:fill-gradient-name="a45" draw:stroke="solid" svg:stroke-width="0.01378in" svg:stroke-color="#92cddc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wrap-option="no-wrap" fo:border="0.01028in solid #000000" fo:padding-top="0.05in" fo:padding-bottom="0.05in" fo:padding-left="0.1in" fo:padding-right="0.1in" fo:background-color="#ffffff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0">
      <style:graphic-properties fo:wrap-option="no-wrap" fo:padding-top="0.09016in" fo:padding-bottom="0.09016in" fo:padding-left="0.17362in" fo:padding-right="0.17362in" draw:textarea-vertical-align="middle" draw:textarea-horizontal-align="left" style:wrap="run-through" style:run-through="foreground" draw:fill="gradient" draw:fill-gradient-name="a29" draw:stroke="solid" svg:stroke-width="0.01378in" svg:stroke-color="#92cddc" svg:stroke-opacity="100%" draw:stroke-linejoin="miter" style:horizontal-rel="paragraph" style:vertical-rel="paragraph" style:horizontal-pos="from-left" style:vertical-pos="from-top" draw:shadow="visible" draw:shadow-offset-x="0.01378in" draw:shadow-offset-y="0.02441in" draw:shadow-color="#205867" draw:shadow-opacity="50%" draw:auto-grow-width="false" draw:auto-grow-height="false"/>
      <style:paragraph-properties style:font-independent-line-spacing="false" style:writing-mode="lr-tb"/>
    </style:style>
    <style:style style:family="graphic" style:name="a3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3">
      <style:graphic-properties fo:wrap-option="no-wrap" fo:padding-top="0.09016in" fo:padding-bottom="0.09016in" fo:padding-left="0.17362in" fo:padding-right="0.17362in" draw:textarea-vertical-align="middle" draw:textarea-horizontal-align="left" style:wrap="run-through" style:run-through="foreground" draw:fill="gradient" draw:fill-gradient-name="a32" draw:stroke="solid" svg:stroke-width="0.01378in" svg:stroke-color="#92cddc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3"/>
      <text:p text:style-name="P4"/>
      <text:p text:style-name="P5"/>
      <text:p text:style-name="P6">DOSSIER DE CONCEPTION</text:p>
      <text:p text:style-name="P7"/>
      <text:p text:style-name="P8">JUKEBOX CONNECTE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>PRÉSENTATION DU BESOIN</text:p>
      <text:p text:style-name="P49"/>
      <text:p text:style-name="P50">1) Mise en situation</text:p>
      <text:p text:style-name="P51"/>
      <text:p text:style-name="Standard"><text:span text:style-name="T52"><text:tab/></text:span><text:span text:style-name="T53">De nos jour la musique fait partie intégrante</text:span><text:span text:style-name="T54"><text:s/>de notre vie, lors de soirée entre amis, dans un bar. Des améliorations furent crée dans le but de faciliter l’écoute de musique par un groupe. Ceux des années 80</text:span></text:p>
      <text:p text:style-name="P55"/>
      <text:p text:style-name="P56">2) Le besoin et son marché</text:p>
      <text:p text:style-name="P57"/>
      <text:p text:style-name="Standard"><text:span text:style-name="T58">Lors de soirée, la musique est souvent gérée par une seule pers</text:span><text:span text:style-name="T59">onne et de par ce fait ne peux convenir a tout le monde.</text:span></text:p>
      <text:p text:style-name="P60"/>
      <text:p text:style-name="P61"/>
      <text:p text:style-name="P62">3) Le contexte du projet et ses objectifs</text:p>
      <text:p text:style-name="P63"/>
      <text:p text:style-name="Standard"><text:span text:style-name="T64"><text:tab/></text:span><text:span text:style-name="T65">Lors d'une soirée entre amis, la musique est souvent gérée uniquement par une personne. De ce fait, le problème est que la musique ne pourrait pas conve</text:span><text:span text:style-name="T66">nir à tout le monde</text:span></text:p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>Expression fonctionnelle du besoin</text:p>
      <text:p text:style-name="P86"/>
      <text:p text:style-name="P87">4) Énoncé du besoin</text:p>
      <text:p text:style-name="P88"><text:tab/></text:p>
      <text:p text:style-name="Standard"><text:span text:style-name="T89"><draw:frame draw:z-index="2" draw:id="id0" draw:style-name="a1" draw:name="Cadre1" text:anchor-type="paragraph" svg:x="4.37795in" svg:y="0.05748in" svg:width="1.21389in" svg:height="0.38264in" style:rel-width="scale" style:rel-height="scale"><draw:text-box><text:p text:style-name="P90">Sur quoi agit-il ?</text:p><text:p text:style-name="P91"/></draw:text-box><svg:title/><svg:desc/></draw:frame></text:span><text:span text:style-name="T92"><draw:frame draw:z-index="3" draw:id="id1" draw:style-name="a2" draw:name="Cadre2" text:anchor-type="paragraph" svg:x="0.95197in" svg:y="0.06024in" svg:width="1.53819in" svg:height="0.38264in" style:rel-width="scale" style:rel-height="scale"><draw:text-box><text:p text:style-name="P93">A qui rend-il service ?</text:p></draw:text-box><svg:title/><svg:desc/></draw:frame></text:span></text:p>
      <text:p text:style-name="P94"/>
      <text:p text:style-name="P95"/>
      <text:p text:style-name="Standard"><text:span text:style-name="T96"><draw:custom-shape svg:x="4.15906in" svg:y="0.03189in" svg:width="1.91875in" svg:height="0.86181in" draw:z-index="8" draw:id="id2" draw:style-name="a3" draw:name="Oval 23" text:anchor-type="paragraph"><svg:title/><svg:desc/><text:p text:style-name="P97"><text:span text:style-name="T98">Un système audio</text:span>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<text:span text:style-name="T99"><draw:custom-shape svg:x="0.5937in" svg:y="0.16732in" svg:width="2.10486in" svg:height="0.90278in" draw:z-index="6" draw:id="id3" draw:style-name="a4" draw:name="Oval 22" text:anchor-type="paragraph"><svg:title/><svg:desc/><text:p text:style-name="P100"><text:span text:style-name="T101">Un groupe de personnes souhaitant partager de la musique</text:span>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<text:span text:style-name="T102"><text:tab/></text:span></text:p>
      <text:p text:style-name="P103"/>
      <text:p text:style-name="Standard"><text:span text:style-name="T104"><draw:custom-shape svg:x="2.59291in" svg:y="0.06614in" svg:width="1.56597in" svg:height="2.13681in" draw:z-index="4" draw:id="id4" draw:style-name="a5" draw:name="Oval 24" text:anchor-type="paragraph"><svg:title/><svg:desc/><text:p text:style-name="Normal"/><text:p text:style-name="Normal"/><text:p text:style-name="Normal"><text:span text:style-name="T105">Jukebox Connecté</text:span>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</text:p>
      <text:p text:style-name="Standard"><text:span text:style-name="T106"><draw:connector draw:type="line" svg:x1="4.2811in" svg:y1="0.11535in" svg:x2="4.28596in" svg:y2="2.92855in" draw:z-index="5" draw:id="id5" draw:style-name="a7" draw:name="Line 25" text:anchor-type="paragraph"><svg:title/><svg:desc/></draw:connector></text:span><text:span text:style-name="T107"><draw:custom-shape svg:x="2.68976in" svg:y="0.08976in" svg:width="0.45347in" svg:height="0.27153in" draw:z-index="7" draw:id="id6" draw:style-name="a8" draw:name="Freeform 26" text:anchor-type="paragraph"><svg:title/><svg:desc/><text:p text:style-name="Normal"/><draw:enhanced-geometry draw:type="non-primitive" svg:viewBox="0 0 2340 391" draw:enhanced-path="M ?f8 ?f11 C ?f12 ?f13 ?f14 ?f15 ?f16 ?f17 ?f18 ?f10 ?f19 ?f20 ?f21 ?f22 ?f23 ?f24 ?f25 ?f26 ?f9 ?f8 N" draw:text-areas="?f43 ?f45 ?f44 ?f46" draw:glue-points="?f35 ?f36 ?f37 ?f38 ?f39 ?f40 ?f41 ?f42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340"/><draw:equation draw:name="f7" draw:formula="?f4 / 391"/><draw:equation draw:name="f8" draw:formula="0"/><draw:equation draw:name="f9" draw:formula="2340"/><draw:equation draw:name="f10" draw:formula="391"/><draw:equation draw:name="f11" draw:formula="53"/><draw:equation draw:name="f12" draw:formula="123"/><draw:equation draw:name="f13" draw:formula="102"/><draw:equation draw:name="f14" draw:formula="485"/><draw:equation draw:name="f15" draw:formula="299"/><draw:equation draw:name="f16" draw:formula="735"/><draw:equation draw:name="f17" draw:formula="345"/><draw:equation draw:name="f18" draw:formula="985"/><draw:equation draw:name="f19" draw:formula="1233"/><draw:equation draw:name="f20" draw:formula="387"/><draw:equation draw:name="f21" draw:formula="1500"/><draw:equation draw:name="f22" draw:formula="330"/><draw:equation draw:name="f23" draw:formula="1767"/><draw:equation draw:name="f24" draw:formula="273"/><draw:equation draw:name="f25" draw:formula="2165"/><draw:equation draw:name="f26" draw:formula="69"/><draw:equation draw:name="f27" draw:formula="0 * ?f6"/><draw:equation draw:name="f28" draw:formula="33655 * ?f7"/><draw:equation draw:name="f29" draw:formula="466725 * ?f6"/><draw:equation draw:name="f30" draw:formula="219075 * ?f7"/><draw:equation draw:name="f31" draw:formula="952500 * ?f6"/><draw:equation draw:name="f32" draw:formula="209550 * ?f7"/><draw:equation draw:name="f33" draw:formula="1485900 * ?f6"/><draw:equation draw:name="f34" draw:formula="0 * ?f7"/><draw:equation draw:name="f35" draw:formula="?f27 / ?f6"/><draw:equation draw:name="f36" draw:formula="?f28 / ?f7"/><draw:equation draw:name="f37" draw:formula="?f29 / ?f6"/><draw:equation draw:name="f38" draw:formula="?f30 / ?f7"/><draw:equation draw:name="f39" draw:formula="?f31 / ?f6"/><draw:equation draw:name="f40" draw:formula="?f32 / ?f7"/><draw:equation draw:name="f41" draw:formula="?f33 / ?f6"/><draw:equation draw:name="f42" draw:formula="?f34 / ?f7"/><draw:equation draw:name="f43" draw:formula="?f0 / ?f6"/><draw:equation draw:name="f44" draw:formula="?f1 / ?f6"/><draw:equation draw:name="f45" draw:formula="?f2 / ?f7"/><draw:equation draw:name="f46" draw:formula="?f3 / ?f7"/></draw:enhanced-geometry></draw:custom-shape></text:span></text:p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Standard"><text:span text:style-name="T118"><draw:frame draw:z-index="251659264" draw:id="id7" draw:style-name="a9" draw:name="Cadre3" text:anchor-type="paragraph" svg:x="2.58819in" svg:y="0.15in" svg:width="1.37778in" svg:height="0.38264in" style:rel-width="scale" style:rel-height="scale"><draw:text-box><text:p text:style-name="P119">Dans quel but ?</text:p></draw:text-box><svg:title/><svg:desc/></draw:frame></text:span></text:p>
      <text:p text:style-name="P120"/>
      <text:p text:style-name="P121"/>
      <text:p text:style-name="P122"/>
      <text:p text:style-name="Standard"><text:span text:style-name="T123"><draw:frame draw:z-index="251658240" draw:id="id8" draw:style-name="a10" draw:name="Cadre4" text:anchor-type="paragraph" svg:x="0.5in" svg:y="0.04449in" svg:width="6.70278in" svg:height="0.53056in" style:rel-width="scale" style:rel-height="scale"><draw:text-box><text:p text:style-name="P124">Permettre à un groupe de personnes souhaitant partager entre eux<text:s/>leurs musiques en temps réel sur un système audio</text:p></draw:text-box><svg:title/><svg:desc/></draw:frame></text:span></text:p>
      <text:p text:style-name="P125"/>
      <text:p text:style-name="P126"/>
      <text:p text:style-name="P127"/>
      <text:p text:style-name="P128"/>
      <text:p text:style-name="P129"/>
      <text:p text:style-name="P130">5) Validation du besoin</text:p>
      <text:p text:style-name="P131"/>
      <text:p text:style-name="P132">Pourquoi ce besoin existe-il ?</text:p>
      <text:p text:style-name="P133"/>
      <text:p text:style-name="P134"><text:tab/>- Pour satisfaire un groupe d'amateur de musiques</text:p>
      <text:p text:style-name="P135"><text:tab/>- Pour permettre à n'importe qui d'ajouter de la musique en soirée</text:p>
      <text:p text:style-name="P136"><text:tab/>- Parce que la<text:s/>musique ne peut convenir à tout le monde</text:p>
      <text:p text:style-name="P137"><text:tab/>- Pour adapter la musique aux goûts de chacun</text:p>
      <text:p text:style-name="P138"/>
      <text:p text:style-name="P139">Qu'est ce qui pourrait le faire disparaître ?</text:p>
      <text:p text:style-name="Standard"><text:span text:style-name="T140"><text:tab/>- Plus de soirées<text:s/></text:span><text:span text:style-name="T141">entre amis</text:span><text:span text:style-name="T142">( improbable)</text:span></text:p>
      <text:p text:style-name="P143"><text:tab/>- Pas d'accès internet (improbable)</text:p>
      <text:p text:style-name="P144"/>
      <text:p text:style-name="P145">Qu'est ce qui pourrait le faire évoluer ?</text:p>
      <text:p text:style-name="P146">- Evolution des modes de communications</text:p>
      <text:p text:style-name="P147"/>
      <text:p text:style-name="P148">Conclusion</text:p>
      <text:p text:style-name="P149"/>
      <text:p text:style-name="P150"><text:tab/>En conclusion, le besoin est validé à court terme.</text:p>
      <text:p text:style-name="P151"><text:span text:style-name="T152"><text:tab/></text:span><text:span text:style-name="T153">Analyse fonctionnelle du besoin</text:span></text:p>
      <text:p text:style-name="P154"/>
      <text:p text:style-name="P155">6) Relations avec le milieu extérieur</text:p>
      <text:p text:style-name="P156"/>
      <text:p text:style-name="P157"><text:span text:style-name="T158"><draw:custom-shape svg:x="1.90472in" svg:y="0.1626in" svg:width="0.94097in" svg:height="0.93611in" draw:z-index="42" draw:id="id9" draw:style-name="a12" draw:name="Oval 40" text:anchor-type="paragraph"><svg:title/><svg:desc/><text:p text:style-name="Normal"/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<text:span text:style-name="T159"><draw:custom-shape svg:x="3.78661in" svg:y="0.1626in" svg:width="0.94097in" svg:height="0.93611in" draw:z-index="35" draw:id="id10" draw:style-name="a14" draw:name="Oval 40" text:anchor-type="paragraph"><svg:title/><svg:desc/><text:p text:style-name="Normal"/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</text:p>
      <text:p text:style-name="P160"/>
      <text:p text:style-name="P161"><text:span text:style-name="T162"><draw:frame draw:z-index="36" draw:id="id11" draw:style-name="a15" draw:name="Text Box 13" text:anchor-type="paragraph" svg:x="2.31378in" svg:y="0.16929in" svg:width="0.52778in" svg:height="0.40486in" style:rel-width="scale" style:rel-height="scale"><draw:text-box><text:p text:style-name="Normal">Normes</text:p></draw:text-box><svg:title/><svg:desc/></draw:frame></text:span><text:span text:style-name="T163"><draw:frame draw:z-index="43" draw:id="id12" draw:style-name="a16" draw:name="Text Box 14" text:anchor-type="paragraph" svg:x="4.23622in" svg:y="0.1752in" svg:width="0.70417in" svg:height="0.40486in" style:rel-width="scale" style:rel-height="scale"><draw:text-box><text:p text:style-name="Normal">Utilisateur</text:p></draw:text-box><svg:title/><svg:desc/></draw:frame></text:span></text:p>
      <text:p text:style-name="P164"/>
      <text:p text:style-name="P165"/>
      <text:p text:style-name="P166"><text:span text:style-name="T167"><draw:custom-shape svg:x="-0.02795in" svg:y="0.13976in" svg:width="0.94097in" svg:height="0.93611in" draw:z-index="28" draw:id="id13" draw:style-name="a18" draw:name="Oval 40" text:anchor-type="paragraph"><svg:title/><svg:desc/><text:p text:style-name="Normal"/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<text:span text:style-name="T168"><draw:custom-shape svg:width="0.44375in" svg:height="0.37847in" draw:z-index="33" draw:id="id14" draw:style-name="a19" draw:transform="translate(-0.22187in -0.18924in) rotate(-1.44862) translate(2.24112in 1.44636in)" draw:name="Freeform 59" text:anchor-type="paragraph"><svg:title/><svg:desc/><text:p text:style-name="Normal"/><draw:enhanced-geometry draw:type="non-primitive" svg:viewBox="0 0 915 180" draw:enhanced-path="M ?f10 ?f9 C ?f11 ?f12 ?f13 ?f14 ?f15 ?f16 ?f17 ?f18 ?f19 ?f20 ?f9 ?f6 N" draw:text-areas="?f33 ?f35 ?f34 ?f36" draw:glue-points="?f27 ?f28 ?f29 ?f30 ?f31 ?f32" draw:glue-point-leaving-directions="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180"/><draw:equation draw:name="f7" draw:formula="?f5 / 915"/><draw:equation draw:name="f8" draw:formula="?f4 / 180"/><draw:equation draw:name="f9" draw:formula="0"/><draw:equation draw:name="f10" draw:formula="915"/><draw:equation draw:name="f11" draw:formula="691"/><draw:equation draw:name="f12" draw:formula="7"/><draw:equation draw:name="f13" draw:formula="467"/><draw:equation draw:name="f14" draw:formula="15"/><draw:equation draw:name="f15" draw:formula="315"/><draw:equation draw:name="f16" draw:formula="45"/><draw:equation draw:name="f17" draw:formula="163"/><draw:equation draw:name="f18" draw:formula="75"/><draw:equation draw:name="f19" draw:formula="122"/><draw:equation draw:name="f20" draw:formula="115"/><draw:equation draw:name="f21" draw:formula="763270 * ?f7"/><draw:equation draw:name="f22" draw:formula="0 * ?f8"/><draw:equation draw:name="f23" draw:formula="262765 * ?f7"/><draw:equation draw:name="f24" draw:formula="64294 * ?f8"/><draw:equation draw:name="f25" draw:formula="0 * ?f7"/><draw:equation draw:name="f26" draw:formula="257175 * ?f8"/><draw:equation draw:name="f27" draw:formula="?f21 / ?f7"/><draw:equation draw:name="f28" draw:formula="?f22 / ?f8"/><draw:equation draw:name="f29" draw:formula="?f23 / ?f7"/><draw:equation draw:name="f30" draw:formula="?f24 / ?f8"/><draw:equation draw:name="f31" draw:formula="?f25 / ?f7"/><draw:equation draw:name="f32" draw:formula="?f26 / ?f8"/><draw:equation draw:name="f33" draw:formula="?f0 / ?f7"/><draw:equation draw:name="f34" draw:formula="?f1 / ?f7"/><draw:equation draw:name="f35" draw:formula="?f2 / ?f8"/><draw:equation draw:name="f36" draw:formula="?f3 / ?f8"/></draw:enhanced-geometry></draw:custom-shape></text:span><text:span text:style-name="T169"><draw:custom-shape svg:x="3.97559in" svg:y="0.03661in" svg:width="0.45347in" svg:height="1.53542in" draw:z-index="39" draw:id="id15" draw:style-name="a20" draw:name="Freeform 50" text:anchor-type="paragraph"><svg:title/><svg:desc/><text:p text:style-name="Normal"/><draw:enhanced-geometry draw:type="non-primitive" svg:viewBox="0 0 2325 1202" draw:enhanced-path="M ?f11 ?f8 C ?f12 ?f13 ?f8 ?f14 ?f15 ?f16 ?f17 ?f10 ?f18 ?f19 ?f9 ?f20 N" draw:text-areas="?f33 ?f35 ?f34 ?f36" draw:glue-points="?f27 ?f28 ?f29 ?f30 ?f31 ?f32" draw:glue-point-leaving-directions="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325"/><draw:equation draw:name="f7" draw:formula="?f4 / 1202"/><draw:equation draw:name="f8" draw:formula="0"/><draw:equation draw:name="f9" draw:formula="2325"/><draw:equation draw:name="f10" draw:formula="1202"/><draw:equation draw:name="f11" draw:formula="111"/><draw:equation draw:name="f12" draw:formula="150"/><draw:equation draw:name="f13" draw:formula="179"/><draw:equation draw:name="f14" draw:formula="944"/><draw:equation draw:name="f15" draw:formula="369"/><draw:equation draw:name="f16" draw:formula="1073"/><draw:equation draw:name="f17" draw:formula="738"/><draw:equation draw:name="f18" draw:formula="1918"/><draw:equation draw:name="f19" draw:formula="836"/><draw:equation draw:name="f20" draw:formula="774"/><draw:equation draw:name="f21" draw:formula="55539 * ?f6"/><draw:equation draw:name="f22" draw:formula="0 * ?f7"/><draw:equation draw:name="f23" draw:formula="184630 * ?f6"/><draw:equation draw:name="f24" draw:formula="680221 * ?f7"/><draw:equation draw:name="f25" draw:formula="1163320 * ?f6"/><draw:equation draw:name="f26" draw:formula="490672 * ?f7"/><draw:equation draw:name="f27" draw:formula="?f21 / ?f6"/><draw:equation draw:name="f28" draw:formula="?f22 / ?f7"/><draw:equation draw:name="f29" draw:formula="?f23 / ?f6"/><draw:equation draw:name="f30" draw:formula="?f24 / ?f7"/><draw:equation draw:name="f31" draw:formula="?f25 / ?f6"/><draw:equation draw:name="f32" draw:formula="?f26 / ?f7"/><draw:equation draw:name="f33" draw:formula="?f0 / ?f6"/><draw:equation draw:name="f34" draw:formula="?f1 / ?f6"/><draw:equation draw:name="f35" draw:formula="?f2 / ?f7"/><draw:equation draw:name="f36" draw:formula="?f3 / ?f7"/></draw:enhanced-geometry></draw:custom-shape></text:span></text:p>
      <text:p text:style-name="P170"><text:span text:style-name="T171"><draw:custom-shape svg:width="0.44375in" svg:height="1.33542in" draw:z-index="16" draw:id="id16" draw:style-name="a21" draw:transform="translate(-0.22187in -0.66771in) rotate(-0.99484) translate(1.12597in 0.98113in)" draw:name="Freeform 18" text:anchor-type="paragraph"><svg:title/><svg:desc/><text:p text:style-name="Normal"/><draw:enhanced-geometry draw:type="non-primitive" svg:viewBox="0 0 215 1455" draw:enhanced-path="M ?f11 ?f8 C ?f12 ?f13 ?f8 ?f14 ?f15 ?f16 ?f17 ?f18 ?f19 ?f20 ?f9 ?f10 N" draw:text-areas="?f33 ?f35 ?f34 ?f36" draw:glue-points="?f27 ?f28 ?f29 ?f30 ?f31 ?f32" draw:glue-point-leaving-directions="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5"/><draw:equation draw:name="f7" draw:formula="?f4 / 1455"/><draw:equation draw:name="f8" draw:formula="0"/><draw:equation draw:name="f9" draw:formula="215"/><draw:equation draw:name="f10" draw:formula="1455"/><draw:equation draw:name="f11" draw:formula="5"/><draw:equation draw:name="f12" draw:formula="2"/><draw:equation draw:name="f13" draw:formula="261"/><draw:equation draw:name="f14" draw:formula="523"/><draw:equation draw:name="f15" draw:formula="35"/><draw:equation draw:name="f16" draw:formula="765"/><draw:equation draw:name="f17" draw:formula="70"/><draw:equation draw:name="f18" draw:formula="1007"/><draw:equation draw:name="f19" draw:formula="128"/><draw:equation draw:name="f20" draw:formula="1250"/><draw:equation draw:name="f21" draw:formula="3293 * ?f6"/><draw:equation draw:name="f22" draw:formula="0 * ?f7"/><draw:equation draw:name="f23" draw:formula="23052 * ?f6"/><draw:equation draw:name="f24" draw:formula="485107 * ?f7"/><draw:equation draw:name="f25" draw:formula="141605 * ?f6"/><draw:equation draw:name="f26" draw:formula="922655 * ?f7"/><draw:equation draw:name="f27" draw:formula="?f21 / ?f6"/><draw:equation draw:name="f28" draw:formula="?f22 / ?f7"/><draw:equation draw:name="f29" draw:formula="?f23 / ?f6"/><draw:equation draw:name="f30" draw:formula="?f24 / ?f7"/><draw:equation draw:name="f31" draw:formula="?f25 / ?f6"/><draw:equation draw:name="f32" draw:formula="?f26 / ?f7"/><draw:equation draw:name="f33" draw:formula="?f0 / ?f6"/><draw:equation draw:name="f34" draw:formula="?f1 / ?f6"/><draw:equation draw:name="f35" draw:formula="?f2 / ?f7"/><draw:equation draw:name="f36" draw:formula="?f3 / ?f7"/></draw:enhanced-geometry></draw:custom-shape></text:span></text:p>
      <text:p text:style-name="Standard"><text:span text:style-name="T172"><draw:frame draw:z-index="20" draw:id="id17" draw:style-name="a22" draw:name="Text Box 19" text:anchor-type="paragraph" svg:x="4.10275in" svg:y="0.13189in" svg:width="0.30139in" svg:height="0.40486in" style:rel-width="scale" style:rel-height="scale"><draw:text-box><text:p text:style-name="Normal"><text:span text:style-name="T173">FS1</text:span></text:p></draw:text-box><svg:title/><svg:desc/></draw:frame></text:span><text:span text:style-name="T174"><draw:frame draw:z-index="34" draw:id="id18" draw:style-name="a23" draw:name="Text Box 20" text:anchor-type="paragraph" svg:x="0.40905in" svg:y="0.09724in" svg:width="0.52847in" svg:height="0.40486in" style:rel-width="scale" style:rel-height="scale"><draw:text-box><text:p text:style-name="Normal">Support</text:p></draw:text-box><svg:title/><svg:desc/></draw:frame></text:span><text:span text:style-name="T175"><draw:frame draw:z-index="44" draw:id="id19" draw:style-name="a24" draw:name="Text Box 21" text:anchor-type="paragraph" svg:x="2.82795in" svg:y="0.10906in" svg:width="0.27847in" svg:height="0.40486in" style:rel-width="scale" style:rel-height="scale"><draw:text-box><text:p text:style-name="Normal"><text:span text:style-name="T176">FS8</text:span></text:p></draw:text-box><svg:title/><svg:desc/></draw:frame></text:span><text:span text:style-name="T177"><draw:custom-shape svg:width="0.44375in" svg:height="1.20208in" draw:z-index="15" draw:id="id20" draw:style-name="a25" draw:transform="translate(-0.22187in -0.60104in) rotate(-0.99484) translate(0.53803in 2.03619in)" draw:name="Freeform 22" text:anchor-type="paragraph"><svg:title/><svg:desc/><text:p text:style-name="Normal"/><draw:enhanced-geometry draw:type="non-primitive" svg:viewBox="0 0 215 1455" draw:enhanced-path="M ?f11 ?f8 C ?f12 ?f13 ?f8 ?f14 ?f15 ?f16 ?f17 ?f18 ?f19 ?f20 ?f9 ?f10 N" draw:text-areas="?f33 ?f35 ?f34 ?f36" draw:glue-points="?f27 ?f28 ?f29 ?f30 ?f31 ?f32" draw:glue-point-leaving-directions="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5"/><draw:equation draw:name="f7" draw:formula="?f4 / 1455"/><draw:equation draw:name="f8" draw:formula="0"/><draw:equation draw:name="f9" draw:formula="215"/><draw:equation draw:name="f10" draw:formula="1455"/><draw:equation draw:name="f11" draw:formula="5"/><draw:equation draw:name="f12" draw:formula="2"/><draw:equation draw:name="f13" draw:formula="261"/><draw:equation draw:name="f14" draw:formula="523"/><draw:equation draw:name="f15" draw:formula="35"/><draw:equation draw:name="f16" draw:formula="765"/><draw:equation draw:name="f17" draw:formula="70"/><draw:equation draw:name="f18" draw:formula="1007"/><draw:equation draw:name="f19" draw:formula="128"/><draw:equation draw:name="f20" draw:formula="1250"/><draw:equation draw:name="f21" draw:formula="3293 * ?f6"/><draw:equation draw:name="f22" draw:formula="0 * ?f7"/><draw:equation draw:name="f23" draw:formula="23052 * ?f6"/><draw:equation draw:name="f24" draw:formula="485107 * ?f7"/><draw:equation draw:name="f25" draw:formula="141605 * ?f6"/><draw:equation draw:name="f26" draw:formula="922655 * ?f7"/><draw:equation draw:name="f27" draw:formula="?f21 / ?f6"/><draw:equation draw:name="f28" draw:formula="?f22 / ?f7"/><draw:equation draw:name="f29" draw:formula="?f23 / ?f6"/><draw:equation draw:name="f30" draw:formula="?f24 / ?f7"/><draw:equation draw:name="f31" draw:formula="?f25 / ?f6"/><draw:equation draw:name="f32" draw:formula="?f26 / ?f7"/><draw:equation draw:name="f33" draw:formula="?f0 / ?f6"/><draw:equation draw:name="f34" draw:formula="?f1 / ?f6"/><draw:equation draw:name="f35" draw:formula="?f2 / ?f7"/><draw:equation draw:name="f36" draw:formula="?f3 / ?f7"/></draw:enhanced-geometry></draw:custom-shape></text:span></text:p>
      <text:p text:style-name="Standard"><text:span text:style-name="T178"><draw:frame draw:z-index="25" draw:id="id21" draw:style-name="a26" draw:name="Text Box 23" text:anchor-type="paragraph" svg:x="1.83071in" svg:y="0.10906in" svg:width="0.27847in" svg:height="0.40486in" style:rel-width="scale" style:rel-height="scale"><draw:text-box><text:p text:style-name="Normal"><text:span text:style-name="T179">FS7</text:span></text:p></draw:text-box><svg:title/><svg:desc/></draw:frame></text:span><text:span text:style-name="T180"><draw:custom-shape svg:x="4.78661in" svg:y="0.14921in" svg:width="0.94097in" svg:height="0.93611in" draw:z-index="40" draw:id="id22" draw:style-name="a28" draw:name="Oval 40" text:anchor-type="paragraph"><svg:title/><svg:desc/><text:p text:style-name="Normal"/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</text:p>
      <text:p text:style-name="Standard"><text:span text:style-name="T181"><draw:custom-shape svg:x="2.00157in" svg:y="0.14449in" svg:width="1.17431in" svg:height="1.52917in" draw:z-index="37" draw:id="id23" draw:style-name="a30" draw:name="Oval 30" text:anchor-type="paragraph"><svg:title/><svg:desc/><text:p text:style-name="Normal"/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</text:p>
      <text:p text:style-name="Standard"><text:span text:style-name="T182"><draw:frame draw:z-index="41" draw:id="id24" draw:style-name="a31" draw:name="Text Box 26" text:anchor-type="paragraph" svg:x="5.08661in" svg:y="0.10827in" svg:width="1.01458in" svg:height="0.40486in" style:rel-width="scale" style:rel-height="scale"><draw:text-box><text:p text:style-name="Normal">Système Audio</text:p></draw:text-box><svg:title/><svg:desc/></draw:frame></text:span></text:p>
      <text:p text:style-name="Standard"><text:span text:style-name="T183"><draw:custom-shape svg:x="-0.22165in" svg:y="0.10354in" svg:width="0.94097in" svg:height="0.93611in" draw:z-index="14" draw:id="id25" draw:style-name="a33" draw:name="Oval 40" text:anchor-type="paragraph"><svg:title/><svg:desc/><text:p text:style-name="Normal"/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</text:p>
      <text:p text:style-name="Standard"><text:span text:style-name="T184"><draw:frame draw:z-index="38" draw:id="id26" draw:style-name="a34" draw:name="Text Box 28" text:anchor-type="paragraph" svg:x="2.54252in" svg:y="0.11732in" svg:width="1.475in" svg:height="0.68056in" style:rel-width="scale" style:rel-height="scale"><draw:text-box><text:p text:style-name="Normal"><text:span text:style-name="T185">Jukebox connecté</text:span></text:p></draw:text-box><svg:title/><svg:desc/></draw:frame></text:span></text:p>
      <text:p text:style-name="Standard"><text:span text:style-name="T186"><draw:frame draw:z-index="24" draw:id="id27" draw:style-name="a35" draw:name="Text Box 29" text:anchor-type="paragraph" svg:x="1.53346in" svg:y="0.07717in" svg:width="0.27847in" svg:height="0.40486in" style:rel-width="scale" style:rel-height="scale"><draw:text-box><text:p text:style-name="Normal"><text:span text:style-name="T187">FS6</text:span></text:p></draw:text-box><svg:title/><svg:desc/></draw:frame></text:span><text:span text:style-name="T188"><draw:frame draw:z-index="17" draw:id="id28" draw:style-name="a36" draw:name="Text Box 30" text:anchor-type="paragraph" svg:x="0.26024in" svg:y="0.07717in" svg:width="0.70417in" svg:height="0.40486in" style:rel-width="scale" style:rel-height="scale"><draw:text-box><text:p text:style-name="Normal">Esthétique</text:p></draw:text-box><svg:title/><svg:desc/></draw:frame></text:span></text:p>
      <text:p text:style-name="P189"/>
      <text:p text:style-name="P190"><text:span text:style-name="T191"><draw:frame draw:z-index="21" draw:id="id29" draw:style-name="a37" draw:name="Text Box 31" text:anchor-type="paragraph" svg:x="4.43819in" svg:y="0.08346in" svg:width="0.27847in" svg:height="0.40486in" style:rel-width="scale" style:rel-height="scale"><draw:text-box><text:p text:style-name="Normal"><text:span text:style-name="T192">FS2</text:span></text:p></draw:text-box><svg:title/><svg:desc/></draw:frame></text:span><text:span text:style-name="T193"><draw:custom-shape svg:x="1.28268in" svg:y="0.12717in" svg:width="0.44375in" svg:height="0.69931in" draw:z-index="9" draw:id="id30" draw:style-name="a38" draw:name="Freeform 53" text:anchor-type="paragraph"><svg:title/><svg:desc/><text:p text:style-name="Normal"/><draw:enhanced-geometry draw:type="non-primitive" svg:viewBox="0 0 1110 335" draw:enhanced-path="M ?f9 ?f10 C ?f11 ?f12 ?f13 ?f14 ?f15 ?f16 ?f17 ?f8 ?f18 ?f19 ?f8 ?f19 N" draw:text-areas="?f32 ?f34 ?f33 ?f35" draw:glue-points="?f26 ?f27 ?f28 ?f29 ?f30 ?f31" draw:glue-point-leaving-directions="-0, -0, -0" draw:mirror-vertic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10"/><draw:equation draw:name="f7" draw:formula="?f4 / 335"/><draw:equation draw:name="f8" draw:formula="0"/><draw:equation draw:name="f9" draw:formula="1110"/><draw:equation draw:name="f10" draw:formula="335"/><draw:equation draw:name="f11" draw:formula="940"/><draw:equation draw:name="f12" draw:formula="217"/><draw:equation draw:name="f13" draw:formula="770"/><draw:equation draw:name="f14" draw:formula="100"/><draw:equation draw:name="f15" draw:formula="585"/><draw:equation draw:name="f16" draw:formula="50"/><draw:equation draw:name="f17" draw:formula="400"/><draw:equation draw:name="f18" draw:formula="117"/><draw:equation draw:name="f19" draw:formula="35"/><draw:equation draw:name="f20" draw:formula="873125 * ?f6"/><draw:equation draw:name="f21" draw:formula="402590 * ?f7"/><draw:equation draw:name="f22" draw:formula="460160 * ?f6"/><draw:equation draw:name="f23" draw:formula="60088 * ?f7"/><draw:equation draw:name="f24" draw:formula="0 * ?f6"/><draw:equation draw:name="f25" draw:formula="42062 * ?f7"/><draw:equation draw:name="f26" draw:formula="?f20 / ?f6"/><draw:equation draw:name="f27" draw:formula="?f21 / ?f7"/><draw:equation draw:name="f28" draw:formula="?f22 / ?f6"/><draw:equation draw:name="f29" draw:formula="?f23 / ?f7"/><draw:equation draw:name="f30" draw:formula="?f24 / ?f6"/><draw:equation draw:name="f31" draw:formula="?f25 / ?f7"/><draw:equation draw:name="f32" draw:formula="?f0 / ?f6"/><draw:equation draw:name="f33" draw:formula="?f1 / ?f6"/><draw:equation draw:name="f34" draw:formula="?f2 / ?f7"/><draw:equation draw:name="f35" draw:formula="?f3 / ?f7"/></draw:enhanced-geometry></draw:custom-shape></text:span><text:span text:style-name="T194"><text:tab/></text:span></text:p>
      <text:p text:style-name="Standard"><text:span text:style-name="T195"><draw:custom-shape svg:x="5.1752in" svg:y="0.02559in" svg:width="0.94097in" svg:height="0.93611in" draw:z-index="26" draw:id="id31" draw:style-name="a40" draw:name="Oval 40" text:anchor-type="paragraph"><svg:title/><svg:desc/><text:p text:style-name="Normal"/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</text:p>
      <text:p text:style-name="Standard"><text:span text:style-name="T196"><draw:frame draw:z-index="27" draw:id="id32" draw:style-name="a41" draw:name="Text Box 34" text:anchor-type="paragraph" svg:x="5.41929in" svg:y="0.12087in" svg:width="0.80556in" svg:height="0.40486in" style:rel-width="scale" style:rel-height="scale"><draw:text-box><text:p text:style-name="Normal">Smartphone</text:p></draw:text-box><svg:title/><svg:desc/></draw:frame></text:span><text:span text:style-name="T197"><draw:frame draw:z-index="23" draw:id="id33" draw:style-name="a42" draw:name="Text Box 35" text:anchor-type="paragraph" svg:x="1.71732in" svg:y="0.06614in" svg:width="0.27847in" svg:height="0.40486in" style:rel-width="scale" style:rel-height="scale"><draw:text-box><text:p text:style-name="Normal"><text:span text:style-name="T198">FS5</text:span></text:p></draw:text-box><svg:title/><svg:desc/></draw:frame></text:span><text:span text:style-name="T199"><draw:custom-shape svg:width="0.44375in" svg:height="0.37847in" draw:z-index="10" draw:id="id34" draw:style-name="a43" draw:transform="translate(-0.22187in -0.18924in) rotate(-1.44862) translate(3.24528in 1.404in)" draw:name="Freeform 59" text:anchor-type="paragraph"><svg:title/><svg:desc/><text:p text:style-name="Normal"/><draw:enhanced-geometry draw:type="non-primitive" svg:viewBox="0 0 915 180" draw:enhanced-path="M ?f10 ?f9 C ?f11 ?f12 ?f13 ?f14 ?f15 ?f16 ?f17 ?f18 ?f19 ?f20 ?f9 ?f6 N" draw:text-areas="?f33 ?f35 ?f34 ?f36" draw:glue-points="?f27 ?f28 ?f29 ?f30 ?f31 ?f32" draw:glue-point-leaving-directions="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180"/><draw:equation draw:name="f7" draw:formula="?f5 / 915"/><draw:equation draw:name="f8" draw:formula="?f4 / 180"/><draw:equation draw:name="f9" draw:formula="0"/><draw:equation draw:name="f10" draw:formula="915"/><draw:equation draw:name="f11" draw:formula="691"/><draw:equation draw:name="f12" draw:formula="7"/><draw:equation draw:name="f13" draw:formula="467"/><draw:equation draw:name="f14" draw:formula="15"/><draw:equation draw:name="f15" draw:formula="315"/><draw:equation draw:name="f16" draw:formula="45"/><draw:equation draw:name="f17" draw:formula="163"/><draw:equation draw:name="f18" draw:formula="75"/><draw:equation draw:name="f19" draw:formula="122"/><draw:equation draw:name="f20" draw:formula="115"/><draw:equation draw:name="f21" draw:formula="763270 * ?f7"/><draw:equation draw:name="f22" draw:formula="0 * ?f8"/><draw:equation draw:name="f23" draw:formula="262765 * ?f7"/><draw:equation draw:name="f24" draw:formula="64294 * ?f8"/><draw:equation draw:name="f25" draw:formula="0 * ?f7"/><draw:equation draw:name="f26" draw:formula="257175 * ?f8"/><draw:equation draw:name="f27" draw:formula="?f21 / ?f7"/><draw:equation draw:name="f28" draw:formula="?f22 / ?f8"/><draw:equation draw:name="f29" draw:formula="?f23 / ?f7"/><draw:equation draw:name="f30" draw:formula="?f24 / ?f8"/><draw:equation draw:name="f31" draw:formula="?f25 / ?f7"/><draw:equation draw:name="f32" draw:formula="?f26 / ?f8"/><draw:equation draw:name="f33" draw:formula="?f0 / ?f7"/><draw:equation draw:name="f34" draw:formula="?f1 / ?f7"/><draw:equation draw:name="f35" draw:formula="?f2 / ?f8"/><draw:equation draw:name="f36" draw:formula="?f3 / ?f8"/></draw:enhanced-geometry></draw:custom-shape></text:span><text:span text:style-name="T200"><draw:custom-shape svg:width="0.44375in" svg:height="0.37847in" draw:z-index="29" draw:id="id35" draw:style-name="a44" draw:transform="translate(-0.22187in -0.18924in) rotate(-1.44862) translate(2.03209in 1.37622in)" draw:name="Freeform 59" text:anchor-type="paragraph"><svg:title/><svg:desc/><text:p text:style-name="Normal"/><draw:enhanced-geometry draw:type="non-primitive" svg:viewBox="0 0 915 180" draw:enhanced-path="M ?f10 ?f9 C ?f11 ?f12 ?f13 ?f14 ?f15 ?f16 ?f17 ?f18 ?f19 ?f20 ?f9 ?f6 N" draw:text-areas="?f33 ?f35 ?f34 ?f36" draw:glue-points="?f27 ?f28 ?f29 ?f30 ?f31 ?f32" draw:glue-point-leaving-directions="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180"/><draw:equation draw:name="f7" draw:formula="?f5 / 915"/><draw:equation draw:name="f8" draw:formula="?f4 / 180"/><draw:equation draw:name="f9" draw:formula="0"/><draw:equation draw:name="f10" draw:formula="915"/><draw:equation draw:name="f11" draw:formula="691"/><draw:equation draw:name="f12" draw:formula="7"/><draw:equation draw:name="f13" draw:formula="467"/><draw:equation draw:name="f14" draw:formula="15"/><draw:equation draw:name="f15" draw:formula="315"/><draw:equation draw:name="f16" draw:formula="45"/><draw:equation draw:name="f17" draw:formula="163"/><draw:equation draw:name="f18" draw:formula="75"/><draw:equation draw:name="f19" draw:formula="122"/><draw:equation draw:name="f20" draw:formula="115"/><draw:equation draw:name="f21" draw:formula="763270 * ?f7"/><draw:equation draw:name="f22" draw:formula="0 * ?f8"/><draw:equation draw:name="f23" draw:formula="262765 * ?f7"/><draw:equation draw:name="f24" draw:formula="64294 * ?f8"/><draw:equation draw:name="f25" draw:formula="0 * ?f7"/><draw:equation draw:name="f26" draw:formula="257175 * ?f8"/><draw:equation draw:name="f27" draw:formula="?f21 / ?f7"/><draw:equation draw:name="f28" draw:formula="?f22 / ?f8"/><draw:equation draw:name="f29" draw:formula="?f23 / ?f7"/><draw:equation draw:name="f30" draw:formula="?f24 / ?f8"/><draw:equation draw:name="f31" draw:formula="?f25 / ?f7"/><draw:equation draw:name="f32" draw:formula="?f26 / ?f8"/><draw:equation draw:name="f33" draw:formula="?f0 / ?f7"/><draw:equation draw:name="f34" draw:formula="?f1 / ?f7"/><draw:equation draw:name="f35" draw:formula="?f2 / ?f8"/><draw:equation draw:name="f36" draw:formula="?f3 / ?f8"/></draw:enhanced-geometry></draw:custom-shape></text:span></text:p>
      <text:p text:style-name="Standard"><text:span text:style-name="T201"><draw:custom-shape svg:x="-0.00433in" svg:y="0.02441in" svg:width="0.94097in" svg:height="0.93611in" draw:z-index="11" draw:id="id36" draw:style-name="a46" draw:name="Oval 40" text:anchor-type="paragraph"><svg:title/><svg:desc/><text:p text:style-name="Normal"/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</text:p>
      <text:p text:style-name="Standard"><text:span text:style-name="T202"><draw:frame draw:z-index="22" draw:id="id37" draw:style-name="a47" draw:name="Text Box 39" text:anchor-type="paragraph" svg:x="3.72441in" svg:y="0.00197in" svg:width="0.27847in" svg:height="0.40486in" style:rel-width="scale" style:rel-height="scale"><draw:text-box><text:p text:style-name="Normal"><text:span text:style-name="T203">FS3</text:span></text:p></draw:text-box><svg:title/><svg:desc/></draw:frame></text:span><text:span text:style-name="T204"><draw:frame draw:z-index="30" draw:id="id38" draw:style-name="a48" draw:name="Text Box 40" text:anchor-type="paragraph" svg:x="2.52087in" svg:y="0.00197in" svg:width="0.27847in" svg:height="0.40486in" style:rel-width="scale" style:rel-height="scale"><draw:text-box><text:p text:style-name="Normal"><text:span text:style-name="T205">FS4</text:span></text:p></draw:text-box><svg:title/><svg:desc/></draw:frame></text:span><text:span text:style-name="T206"><draw:frame draw:z-index="18" draw:id="id39" draw:style-name="a49" draw:name="Text Box 41" text:anchor-type="paragraph" svg:x="0.37795in" svg:y="0.08465in" svg:width="0.73819in" svg:height="0.40486in" style:rel-width="scale" style:rel-height="scale"><draw:text-box><text:p text:style-name="Normal">Ergonomie</text:p></draw:text-box><svg:title/><svg:desc/></draw:frame></text:span></text:p>
      <text:p text:style-name="P207"/>
      <text:p text:style-name="Standard"><text:span text:style-name="T208"><draw:custom-shape svg:x="3.66339in" svg:y="0.13819in" svg:width="0.98403in" svg:height="0.90833in" draw:z-index="12" draw:id="id40" draw:style-name="a51" draw:name="Oval 42" text:anchor-type="paragraph"><svg:title/><svg:desc/><text:p text:style-name="Normal"/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<text:span text:style-name="T209"><draw:custom-shape svg:x="4.2752in" svg:y="-1.04921in" svg:width="0.44375in" svg:height="0.7in" draw:z-index="13" draw:id="id41" draw:style-name="a52" draw:name="Freeform 43" text:anchor-type="paragraph"><svg:title/><svg:desc/><text:p text:style-name="Normal"/><draw:enhanced-geometry draw:type="non-primitive" svg:viewBox="0 0 215 1455" draw:enhanced-path="M ?f11 ?f8 C ?f12 ?f13 ?f8 ?f14 ?f15 ?f16 ?f17 ?f18 ?f19 ?f20 ?f9 ?f10 N" draw:text-areas="?f33 ?f35 ?f34 ?f36" draw:glue-points="?f27 ?f28 ?f29 ?f30 ?f31 ?f32" draw:glue-point-leaving-directions="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5"/><draw:equation draw:name="f7" draw:formula="?f4 / 1455"/><draw:equation draw:name="f8" draw:formula="0"/><draw:equation draw:name="f9" draw:formula="215"/><draw:equation draw:name="f10" draw:formula="1455"/><draw:equation draw:name="f11" draw:formula="5"/><draw:equation draw:name="f12" draw:formula="2"/><draw:equation draw:name="f13" draw:formula="261"/><draw:equation draw:name="f14" draw:formula="523"/><draw:equation draw:name="f15" draw:formula="35"/><draw:equation draw:name="f16" draw:formula="765"/><draw:equation draw:name="f17" draw:formula="70"/><draw:equation draw:name="f18" draw:formula="1007"/><draw:equation draw:name="f19" draw:formula="128"/><draw:equation draw:name="f20" draw:formula="1250"/><draw:equation draw:name="f21" draw:formula="3293 * ?f6"/><draw:equation draw:name="f22" draw:formula="0 * ?f7"/><draw:equation draw:name="f23" draw:formula="23052 * ?f6"/><draw:equation draw:name="f24" draw:formula="485107 * ?f7"/><draw:equation draw:name="f25" draw:formula="141605 * ?f6"/><draw:equation draw:name="f26" draw:formula="922655 * ?f7"/><draw:equation draw:name="f27" draw:formula="?f21 / ?f6"/><draw:equation draw:name="f28" draw:formula="?f22 / ?f7"/><draw:equation draw:name="f29" draw:formula="?f23 / ?f6"/><draw:equation draw:name="f30" draw:formula="?f24 / ?f7"/><draw:equation draw:name="f31" draw:formula="?f25 / ?f6"/><draw:equation draw:name="f32" draw:formula="?f26 / ?f7"/><draw:equation draw:name="f33" draw:formula="?f0 / ?f6"/><draw:equation draw:name="f34" draw:formula="?f1 / ?f6"/><draw:equation draw:name="f35" draw:formula="?f2 / ?f7"/><draw:equation draw:name="f36" draw:formula="?f3 / ?f7"/></draw:enhanced-geometry></draw:custom-shape></text:span><text:span text:style-name="T210"><draw:custom-shape svg:x="1.5811in" svg:y="0.0937in" svg:width="0.94097in" svg:height="0.93611in" draw:z-index="31" draw:id="id42" draw:style-name="a54" draw:name="Oval 40" text:anchor-type="paragraph"><svg:title/><svg:desc/><text:p text:style-name="Normal"/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</text:p>
      <text:p text:style-name="P211"/>
      <text:p text:style-name="P212"><text:span text:style-name="T213"><draw:frame draw:z-index="19" draw:id="id43" draw:style-name="a55" draw:name="Text Box 45" text:anchor-type="paragraph" svg:x="4.24527in" svg:y="0.10709in" svg:width="0.51528in" svg:height="0.40486in" style:rel-width="scale" style:rel-height="scale"><draw:text-box><text:p text:style-name="Normal">Energie</text:p></draw:text-box><svg:title/><svg:desc/></draw:frame></text:span><text:span text:style-name="T214"><draw:frame draw:z-index="32" draw:id="id44" draw:style-name="a56" draw:name="Text Box 46" text:anchor-type="paragraph" svg:x="1.92835in" svg:y="0.05079in" svg:width="1.06042in" svg:height="0.40486in" style:rel-width="scale" style:rel-height="scale"><draw:text-box><text:p text:style-name="Normal">Milieu Ambiant</text:p></draw:text-box><svg:title/><svg:desc/></draw:frame></text:span><text:span text:style-name="T215"><text:tab/></text:span></text:p>
      <text:p text:style-name="P216"/>
      <text:p text:style-name="P217"/>
      <text:p text:style-name="P218"/>
      <text:p text:style-name="P219"/>
      <text:p text:style-name="P220"/>
      <text:p text:style-name="P221"/>
      <text:p text:style-name="P222">7) Listes des fonctions de<text:s/>service</text:p>
      <text:p text:style-name="P223"/>
      <text:p text:style-name="P224"/>
      <text:p text:style-name="P225">FS1 : Permettre à l'utilisateur de partager la musique sur un système audio</text:p>
      <text:p text:style-name="P226">FS2 : Permettre à l'utilisateur de contrôler le jukebox depuis son smartphone</text:p>
      <text:p text:style-name="P227">FS3 : Alimenter le système</text:p>
      <text:p text:style-name="P228">FS4 : Résister aux contraintes extérieures</text:p>
      <text:p text:style-name="P229">FS5 : Être simple d'utilisation et intuitif</text:p>
      <text:p text:style-name="P230">FS6 : Être visuellement agréable</text:p>
      <text:p text:style-name="P231">FS7 : Être stable sur un support</text:p>
      <text:p text:style-name="P232">FS8 : Respecter les normes en vigueur</text:p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>8) Caractérisation des fonctions</text:p>
      <text:p text:style-name="P250"/>
      <table:table table:style-name="Table251">
        <table:table-columns>
          <table:table-column table:style-name="TableColumn252"/>
          <table:table-column table:style-name="TableColumn253"/>
          <table:table-column table:style-name="TableColumn254"/>
          <table:table-column table:style-name="TableColumn255"/>
          <table:table-column table:style-name="TableColumn256"/>
          <table:table-column table:style-name="TableColumn257"/>
        </table:table-columns>
        <table:table-row table:style-name="TableRow258">
          <table:table-cell table:style-name="TableCell259">
            <text:p text:style-name="P260">Fonctions</text:p>
          </table:table-cell>
          <table:table-cell table:style-name="TableCell261">
            <text:p text:style-name="P262">Désignation</text:p>
          </table:table-cell>
          <table:table-cell table:style-name="TableCell263">
            <text:p text:style-name="P264">Critères d’appréciation</text:p>
          </table:table-cell>
          <table:table-cell table:style-name="TableCell265">
            <text:p text:style-name="P266">Niveau</text:p>
          </table:table-cell>
          <table:table-cell table:style-name="TableCell267">
            <text:p text:style-name="P268">Limite d'acceptation</text:p>
          </table:table-cell>
          <table:table-cell table:style-name="TableCell269">
            <text:p text:style-name="P270">Observations</text:p>
          </table:table-cell>
        </table:table-row>
        <table:table-row table:style-name="TableRow271">
          <table:table-cell table:style-name="TableCell272">
            <text:p text:style-name="P273">FS1</text:p>
          </table:table-cell>
          <table:table-cell table:style-name="TableCell274">
            <text:p text:style-name="P275">Permettre à l'utilisateur de partager la musique sur un système audio</text:p>
          </table:table-cell>
          <table:table-cell table:style-name="TableCell276">
            <text:p text:style-name="P277">- Micro-Ordinateur</text:p>
            <text:p text:style-name="P278"/>
            <text:p text:style-name="P279">- Sortie audio</text:p>
            <text:p text:style-name="P280"/>
          </table:table-cell>
          <table:table-cell table:style-name="TableCell281">
            <text:p text:style-name="P282"/>
            <text:p text:style-name="P283">- Raspberry Pi</text:p>
            <text:p text:style-name="P284"/>
            <text:p text:style-name="P285"/>
            <text:p text:style-name="P286">- RCA (jack 3.5) ; Bluetooth</text:p>
            <text:p text:style-name="P287"/>
          </table:table-cell>
          <table:table-cell table:style-name="TableCell288">
            <text:p text:style-name="P289"/>
            <text:p text:style-name="P290">/</text:p>
            <text:p text:style-name="P291"/>
            <text:p text:style-name="P292"/>
            <text:p text:style-name="P293">/</text:p>
            <text:p text:style-name="P294"/>
          </table:table-cell>
          <table:table-cell table:style-name="TableCell295">
            <text:p text:style-name="P296">Gestion de la priorité de lecture avec un algorithme<text:s/>favorisant la répartition<text:s/>des musiques jouées<text:s/>par les utilisateurs</text:p>
          </table:table-cell>
        </table:table-row>
        <table:table-row table:style-name="TableRow297">
          <table:table-cell table:style-name="TableCell298">
            <text:p text:style-name="P299">FS2</text:p>
          </table:table-cell>
          <table:table-cell table:style-name="TableCell300">
            <text:p text:style-name="P301">Permettre à l'utilisateur de contrôler le jukebox depuis son<text:s/>Smartphone</text:p>
          </table:table-cell>
          <table:table-cell table:style-name="TableCell302">
            <text:p text:style-name="P303">- Interface</text:p>
            <text:p text:style-name="P304"/>
            <text:p text:style-name="P305">- Connexion à l'interface</text:p>
            <text:p text:style-name="P306"/>
            <text:p text:style-name="P307">- Connectivité</text:p>
          </table:table-cell>
          <table:table-cell table:style-name="TableCell308">
            <text:p text:style-name="P309">-Web</text:p>
            <text:p text:style-name="P310"/>
            <text:p text:style-name="P311">-<text:bookmark-start text:name="_GoBack"/><text:bookmark-end text:name="_GoBack"/>QrCode ;NFC ; ip</text:p>
            <text:p text:style-name="P312"/>
            <text:p text:style-name="P313">- Wifi ; Ethernet</text:p>
          </table:table-cell>
          <table:table-cell table:style-name="TableCell314">
            <text:p text:style-name="P315">/</text:p>
            <text:p text:style-name="P316"/>
            <text:p text:style-name="P317">/</text:p>
            <text:p text:style-name="P318"/>
            <text:p text:style-name="P319"/>
            <text:p text:style-name="P320">/</text:p>
          </table:table-cell>
          <table:table-cell table:style-name="TableCell321">
            <text:p text:style-name="P322">Connexion aisée<text:s/>à<text:s/>l’aide du NFC et du QrCode</text:p>
          </table:table-cell>
        </table:table-row>
        <table:table-row table:style-name="TableRow323">
          <table:table-cell table:style-name="TableCell324">
            <text:p text:style-name="P325">FS3</text:p>
          </table:table-cell>
          <table:table-cell table:style-name="TableCell326">
            <text:p text:style-name="P327">Alimenter le système</text:p>
          </table:table-cell>
          <table:table-cell table:style-name="TableCell328">
            <text:p text:style-name="P329">- Alimentation</text:p>
          </table:table-cell>
          <table:table-cell table:style-name="TableCell330">
            <text:p text:style-name="P331">- Adaptateur secteur 5V 2,5A</text:p>
          </table:table-cell>
          <table:table-cell table:style-name="TableCell332">
            <text:p text:style-name="P333">Minimum</text:p>
          </table:table-cell>
          <table:table-cell table:style-name="TableCell334">
            <text:p text:style-name="P335"/>
          </table:table-cell>
        </table:table-row>
        <table:table-row table:style-name="TableRow336">
          <table:table-cell table:style-name="TableCell337">
            <text:p text:style-name="P338">FS4</text:p>
          </table:table-cell>
          <table:table-cell table:style-name="TableCell339">
            <text:p text:style-name="P340">Résister aux contraintes extérieures</text:p>
          </table:table-cell>
          <table:table-cell table:style-name="TableCell341">
            <text:p text:style-name="P342">- Aux chocs</text:p>
          </table:table-cell>
          <table:table-cell table:style-name="TableCell343">
            <text:p text:style-name="P344">- Chute de 80cm</text:p>
          </table:table-cell>
          <table:table-cell table:style-name="TableCell345">
            <text:p text:style-name="P346">± 20cm</text:p>
          </table:table-cell>
          <table:table-cell table:style-name="TableCell347">
            <text:p text:style-name="P348"/>
          </table:table-cell>
        </table:table-row>
        <table:table-row table:style-name="TableRow349">
          <table:table-cell table:style-name="TableCell350">
            <text:p text:style-name="P351">FS5</text:p>
          </table:table-cell>
          <table:table-cell table:style-name="TableCell352">
            <text:p text:style-name="P353">Être simple d'utilisation et intuitif</text:p>
          </table:table-cell>
          <table:table-cell table:style-name="TableCell354">
            <text:p text:style-name="P355">- Interface</text:p>
            <text:p text:style-name="P356"/>
            <text:p text:style-name="P357">- Réactivité</text:p>
          </table:table-cell>
          <table:table-cell table:style-name="TableCell358">
            <text:p text:style-name="P359">- Simple</text:p>
            <text:p text:style-name="P360"/>
            <text:p text:style-name="P361">- Rapide</text:p>
          </table:table-cell>
          <table:table-cell table:style-name="TableCell362">
            <text:p text:style-name="P363">/</text:p>
            <text:p text:style-name="P364"/>
            <text:p text:style-name="P365">/</text:p>
          </table:table-cell>
          <table:table-cell table:style-name="TableCell366">
            <text:p text:style-name="P367">L’utilisation doit pouvoir se faire sans explication de fonctionnement</text:p>
          </table:table-cell>
        </table:table-row>
        <table:table-row table:style-name="TableRow368">
          <table:table-cell table:style-name="TableCell369">
            <text:p text:style-name="P370">FS6</text:p>
          </table:table-cell>
          <table:table-cell table:style-name="TableCell371">
            <text:p text:style-name="P372">Être visuellement agréable</text:p>
          </table:table-cell>
          <table:table-cell table:style-name="TableCell373">
            <text:p text:style-name="P374">- Forme</text:p>
            <text:p text:style-name="P375"/>
            <text:p text:style-name="P376">- Couleurs de l'objet</text:p>
            <text:p text:style-name="P377"/>
            <text:p text:style-name="P378">- Dimensions</text:p>
          </table:table-cell>
          <table:table-cell table:style-name="TableCell379">
            <text:p text:style-name="P380"/>
            <text:p text:style-name="P381">- Design</text:p>
            <text:p text:style-name="P382"/>
            <text:p text:style-name="P383">- Différents coloris</text:p>
            <text:p text:style-name="P384"/>
            <text:p text:style-name="P385">- Largeur =</text:p>
            <text:p text:style-name="P386">-<text:s/>Longueur =</text:p>
            <text:p text:style-name="P387">- Hauteur =</text:p>
          </table:table-cell>
          <table:table-cell table:style-name="TableCell388">
            <text:p text:style-name="P389"/>
            <text:p text:style-name="P390">/</text:p>
            <text:p text:style-name="P391"/>
            <text:p text:style-name="P392">/</text:p>
            <text:p text:style-name="P393"/>
            <text:p text:style-name="P394"/>
            <text:p text:style-name="P395">Maximum</text:p>
            <text:p text:style-name="P396">Maximum</text:p>
            <text:p text:style-name="P397">Maximum</text:p>
          </table:table-cell>
          <table:table-cell table:style-name="TableCell398">
            <text:p text:style-name="P399">L’objet devra être facilement transportable et agréable a l’œil</text:p>
          </table:table-cell>
        </table:table-row>
        <table:table-row table:style-name="TableRow400">
          <table:table-cell table:style-name="TableCell401">
            <text:p text:style-name="P402">FS7</text:p>
          </table:table-cell>
          <table:table-cell table:style-name="TableCell403">
            <text:p text:style-name="P404">Être stable sur un support</text:p>
          </table:table-cell>
          <table:table-cell table:style-name="TableCell405">
            <text:p text:style-name="P406">- Stabilité</text:p>
          </table:table-cell>
          <table:table-cell table:style-name="TableCell407">
            <text:p text:style-name="P408"/>
            <text:p text:style-name="P409"/>
            <text:p text:style-name="P410">-Support horizontal</text:p>
          </table:table-cell>
          <table:table-cell table:style-name="TableCell411">
            <text:p text:style-name="P412">± 10°</text:p>
          </table:table-cell>
          <table:table-cell table:style-name="TableCell413">
            <text:p text:style-name="P414">Il devra être stable sur une surface horizontale</text:p>
          </table:table-cell>
        </table:table-row>
        <table:table-row table:style-name="TableRow415">
          <table:table-cell table:style-name="TableCell416">
            <text:p text:style-name="P417">FS8</text:p>
          </table:table-cell>
          <table:table-cell table:style-name="TableCell418">
            <text:p text:style-name="P419">Respecter les normes en vigueur</text:p>
          </table:table-cell>
          <table:table-cell table:style-name="TableCell420">
            <text:p text:style-name="P421">- Normes françaises et européennes</text:p>
          </table:table-cell>
          <table:table-cell table:style-name="TableCell422">
            <text:p text:style-name="P423"/>
            <text:p text:style-name="P424">/</text:p>
          </table:table-cell>
          <table:table-cell table:style-name="TableCell425">
            <text:p text:style-name="P426"/>
            <text:p text:style-name="P427">/</text:p>
          </table:table-cell>
          <table:table-cell table:style-name="TableCell428">
            <text:p text:style-name="P429"/>
            <text:p text:style-name="P430">/</text:p>
          </table:table-cell>
        </table:table-row>
      </table:table>
      <text:p text:style-name="P431"/>
      <text:p text:style-name="P432"/>
      <text:p text:style-name="P433"/>
      <text:p text:style-name="P434"/>
      <text:p text:style-name="P435">Analyse descendante</text:p>
      <text:p text:style-name="P436"/>
      <text:p text:style-name="P437">9) Niveau A-0</text:p>
      <text:p text:style-name="P438"/>
      <text:p text:style-name="P439">10) Niveau A0</text:p>
      <text:p text:style-name="P440"/>
      <text:p text:style-name="P441">11) Résumé des fonctions techniques</text:p>
      <text:p text:style-name="P442"/>
      <text:p text:style-name="P443">12) Étude des fonctions</text:p>
      <text:p text:style-name="Standard"><text:span text:style-name="T444"><text:tab/></text:span><text:span text:style-name="T445">12.1 ) Analyse de FS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roman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27" draw:style="axial" draw:angle="1350" draw:start-color="#daeef3" draw:end-color="#92cddc" draw:start-intensity="100%" draw:end-intensity="100%"/>
    <draw:gradient draw:name="a39" draw:style="axial" draw:angle="1350" draw:start-color="#daeef3" draw:end-color="#92cddc" draw:start-intensity="100%" draw:end-intensity="100%"/>
    <draw:gradient draw:name="a32" draw:style="axial" draw:angle="1350" draw:start-color="#daeef3" draw:end-color="#92cddc" draw:start-intensity="100%" draw:end-intensity="100%"/>
    <draw:gradient draw:name="a45" draw:style="axial" draw:angle="1350" draw:start-color="#daeef3" draw:end-color="#92cddc" draw:start-intensity="100%" draw:end-intensity="100%"/>
    <draw:gradient draw:name="a50" draw:style="axial" draw:angle="1350" draw:start-color="#daeef3" draw:end-color="#92cddc" draw:start-intensity="100%" draw:end-intensity="100%"/>
    <draw:gradient draw:name="a17" draw:style="axial" draw:angle="1350" draw:start-color="#daeef3" draw:end-color="#92cddc" draw:start-intensity="100%" draw:end-intensity="100%"/>
    <draw:gradient draw:name="a29" draw:style="axial" draw:angle="1350" draw:start-color="#daeef3" draw:end-color="#92cddc" draw:start-intensity="100%" draw:end-intensity="100%"/>
    <draw:gradient draw:name="a11" draw:style="axial" draw:angle="1350" draw:start-color="#daeef3" draw:end-color="#92cddc" draw:start-intensity="100%" draw:end-intensity="100%"/>
    <draw:gradient draw:name="a53" draw:style="axial" draw:angle="1350" draw:start-color="#daeef3" draw:end-color="#92cddc" draw:start-intensity="100%" draw:end-intensity="100%"/>
    <draw:gradient draw:name="a13" draw:style="axial" draw:angle="1350" draw:start-color="#daeef3" draw:end-color="#92cddc" draw:start-intensity="100%" draw:end-intensity="100%"/>
    <draw:marker draw:name="a6" svg:viewBox="0 0 20 30" svg:d="m10 0-10 30h20z"/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DefaultParagraphFont" style:family="text">
      <style:text-properties style:language-asian="fr" style:country-asian="FR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Standard"><text:span text:style-name="T2"><draw:frame draw:z-index="251659264" draw:style-name="a0" draw:name="Image2" text:anchor-type="paragraph" svg:x="6.46102in" svg:y="-0.7874in" svg:width="0.91181in" svg:height="1.23268in" style:rel-width="scale" style:rel-height="scale"><draw:image xlink:href="media/image1.jpg" xlink:type="simple" xlink:show="embed" xlink:actuate="onLoad"/><svg:title/><svg:desc/></draw:frame></text:span></text:p>
        <text:p text:style-name="Header"/>
      </style:header>
      <style:footer>
        <text:p text:style-name="Footer"><text:tab/><text:tab/><text:page-number text:fixed="false">5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oi</meta:initial-creator>
    <dc:creator>moi</dc:creator>
    <meta:creation-date>2016-09-21T10:18:00Z</meta:creation-date>
    <dc:date>2016-10-12T09:28:00Z</dc:date>
    <meta:template xlink:href="Normal.dotm" xlink:type="simple"/>
    <meta:editing-cycles>1</meta:editing-cycles>
    <meta:editing-duration>PT7320S</meta:editing-duration>
    <meta:document-statistic meta:page-count="1" meta:paragraph-count="6" meta:word-count="535" meta:character-count="3477" meta:row-count="24" meta:non-whitespace-character-count="2948"/>
  </office:meta>
</office:document-meta>
</file>